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5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 4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de" fo:country="CH"/>
    </style:style>
    <style:style style:name="T2" style:parent-style-name="Lienhypertexte" style:family="text">
      <style:text-properties style:use-window-font-color="true" style:text-underline-type="none"/>
    </style:style>
    <style:style style:name="T3" style:parent-style-name="Lienhypertexte" style:family="text">
      <style:text-properties style:use-window-font-color="true" style:text-underline-type="none"/>
    </style:style>
    <style:style style:name="T4" style:parent-style-name="Lienhypertexte" style:family="text">
      <style:text-properties style:use-window-font-color="true" style:text-underline-type="none"/>
    </style:style>
    <style:style style:name="T5" style:parent-style-name="Lienhypertexte" style:family="text">
      <style:text-properties style:use-window-font-color="true" style:text-underline-type="none"/>
    </style:style>
    <style:style style:name="T6" style:parent-style-name="Lienhypertexte" style:family="text">
      <style:text-properties style:use-window-font-color="true" style:text-underline-type="none"/>
    </style:style>
    <style:style style:name="T7" style:parent-style-name="Lienhypertexte" style:family="text">
      <style:text-properties style:use-window-font-color="true" style:text-underline-type="none"/>
    </style:style>
    <style:style style:name="T8" style:parent-style-name="Lienhypertexte" style:family="text">
      <style:text-properties style:use-window-font-color="true" style:text-underline-type="none"/>
    </style:style>
    <style:style style:name="T9" style:parent-style-name="Lienhypertexte" style:family="text">
      <style:text-properties style:use-window-font-color="true" style:text-underline-type="none"/>
    </style:style>
    <style:style style:name="T10" style:parent-style-name="Lienhypertexte" style:family="text">
      <style:text-properties style:use-window-font-color="true" style:text-underline-type="none"/>
    </style:style>
    <style:style style:name="T11" style:parent-style-name="Lienhypertexte" style:family="text">
      <style:text-properties style:use-window-font-color="true" style:text-underline-type="none"/>
    </style:style>
    <style:style style:name="T12" style:parent-style-name="Lienhypertexte" style:family="text">
      <style:text-properties style:use-window-font-color="true" style:text-underline-type="none"/>
    </style:style>
    <style:style style:name="T13" style:parent-style-name="Lienhypertexte" style:family="text">
      <style:text-properties style:use-window-font-color="true" style:text-underline-type="none"/>
    </style:style>
    <style:style style:name="T14" style:parent-style-name="Lienhypertexte" style:family="text">
      <style:text-properties style:use-window-font-color="true" style:text-underline-type="none"/>
    </style:style>
    <style:style style:name="T15" style:parent-style-name="Lienhypertexte" style:family="text">
      <style:text-properties style:use-window-font-color="true" style:text-underline-type="none"/>
    </style:style>
    <style:style style:name="T16" style:parent-style-name="Lienhypertexte" style:family="text">
      <style:text-properties style:use-window-font-color="true" style:text-underline-type="none"/>
    </style:style>
    <style:style style:name="T17" style:parent-style-name="Lienhypertexte" style:family="text">
      <style:text-properties style:use-window-font-color="true" style:text-underline-type="none"/>
    </style:style>
    <style:style style:name="T18" style:parent-style-name="Lienhypertexte" style:family="text">
      <style:text-properties style:use-window-font-color="true" style:text-underline-type="none"/>
    </style:style>
    <style:style style:name="T19" style:parent-style-name="Lienhypertexte" style:family="text">
      <style:text-properties style:use-window-font-color="true" style:text-underline-type="none"/>
    </style:style>
    <style:style style:name="T20" style:parent-style-name="Lienhypertexte" style:family="text">
      <style:text-properties style:use-window-font-color="true" style:text-underline-type="none"/>
    </style:style>
    <style:style style:name="T21" style:parent-style-name="Lienhypertexte" style:family="text">
      <style:text-properties style:use-window-font-color="true" style:text-underline-type="none"/>
    </style:style>
    <style:style style:name="T22" style:parent-style-name="Lienhypertexte" style:family="text">
      <style:text-properties style:use-window-font-color="true" style:text-underline-type="none"/>
    </style:style>
    <style:style style:name="T23" style:parent-style-name="Lienhypertexte" style:family="text">
      <style:text-properties style:use-window-font-color="true" style:text-underline-type="none"/>
    </style:style>
    <style:style style:name="T24" style:parent-style-name="Lienhypertexte" style:family="text">
      <style:text-properties style:use-window-font-color="true" style:text-underline-type="none"/>
    </style:style>
    <style:style style:name="T25" style:parent-style-name="Lienhypertexte" style:family="text">
      <style:text-properties style:use-window-font-color="true" style:text-underline-type="none"/>
    </style:style>
    <style:style style:name="T26" style:parent-style-name="Lienhypertexte" style:family="text">
      <style:text-properties style:use-window-font-color="true" style:text-underline-type="none"/>
    </style:style>
    <style:style style:name="T27" style:parent-style-name="Lienhypertexte" style:family="text">
      <style:text-properties style:use-window-font-color="true" style:text-underline-type="none"/>
    </style:style>
    <style:style style:name="T28" style:parent-style-name="Lienhypertexte" style:family="text">
      <style:text-properties style:use-window-font-color="true" style:text-underline-type="none"/>
    </style:style>
    <style:style style:name="T29" style:parent-style-name="Lienhypertexte" style:family="text">
      <style:text-properties style:use-window-font-color="true" style:text-underline-type="none"/>
    </style:style>
    <style:style style:name="T30" style:parent-style-name="Lienhypertexte" style:family="text">
      <style:text-properties style:use-window-font-color="true" style:text-underline-type="none"/>
    </style:style>
    <style:style style:name="T31" style:parent-style-name="Lienhypertexte" style:family="text">
      <style:text-properties style:use-window-font-color="true" style:text-underline-type="none"/>
    </style:style>
    <style:style style:name="T32" style:parent-style-name="Lienhypertexte" style:family="text">
      <style:text-properties style:use-window-font-color="true" style:text-underline-type="none"/>
    </style:style>
    <style:style style:name="T33" style:parent-style-name="Lienhypertexte" style:family="text">
      <style:text-properties style:use-window-font-color="true" style:text-underline-type="none"/>
    </style:style>
    <style:style style:name="T34" style:parent-style-name="Lienhypertexte" style:family="text">
      <style:text-properties style:use-window-font-color="true" style:text-underline-type="none"/>
    </style:style>
    <style:style style:name="T35" style:parent-style-name="Lienhypertexte" style:family="text">
      <style:text-properties style:use-window-font-color="true" style:text-underline-type="none"/>
    </style:style>
    <style:style style:name="T36" style:parent-style-name="Lienhypertexte" style:family="text">
      <style:text-properties style:use-window-font-color="true" style:text-underline-type="none"/>
    </style:style>
    <style:style style:name="T37" style:parent-style-name="Lienhypertexte" style:family="text">
      <style:text-properties style:use-window-font-color="true" style:text-underline-type="none"/>
    </style:style>
    <style:style style:name="T38" style:parent-style-name="Lienhypertexte" style:family="text">
      <style:text-properties style:use-window-font-color="true" style:text-underline-type="none"/>
    </style:style>
    <style:style style:name="T39" style:parent-style-name="Lienhypertexte" style:family="text">
      <style:text-properties style:use-window-font-color="true" style:text-underline-type="none"/>
    </style:style>
    <style:style style:name="T40" style:parent-style-name="Lienhypertexte" style:family="text">
      <style:text-properties style:use-window-font-color="true" style:text-underline-type="none"/>
    </style:style>
    <style:style style:name="T41" style:parent-style-name="Lienhypertexte" style:family="text">
      <style:text-properties style:use-window-font-color="true" style:text-underline-type="none"/>
    </style:style>
    <style:style style:name="T42" style:parent-style-name="Lienhypertexte" style:family="text">
      <style:text-properties style:use-window-font-color="true" style:text-underline-type="none"/>
    </style:style>
    <style:style style:name="T43" style:parent-style-name="Lienhypertexte" style:family="text">
      <style:text-properties style:use-window-font-color="true" style:text-underline-type="none"/>
    </style:style>
    <style:style style:name="T44" style:parent-style-name="Lienhypertexte" style:family="text">
      <style:text-properties style:use-window-font-color="true" style:text-underline-type="none"/>
    </style:style>
    <style:style style:name="T45" style:parent-style-name="Lienhypertexte" style:family="text">
      <style:text-properties style:use-window-font-color="true" style:text-underline-type="none"/>
    </style:style>
    <style:style style:name="T46" style:parent-style-name="Lienhypertexte" style:family="text">
      <style:text-properties style:use-window-font-color="true" style:text-underline-type="none"/>
    </style:style>
    <style:style style:name="T47" style:parent-style-name="Lienhypertexte" style:family="text">
      <style:text-properties style:use-window-font-color="true" style:text-underline-type="none"/>
    </style:style>
    <style:style style:name="T48" style:parent-style-name="Lienhypertexte" style:family="text">
      <style:text-properties style:use-window-font-color="true" style:text-underline-type="none"/>
    </style:style>
    <style:style style:name="T49" style:parent-style-name="Lienhypertexte" style:family="text">
      <style:text-properties style:use-window-font-color="true" style:text-underline-type="none"/>
    </style:style>
    <style:style style:name="T50" style:parent-style-name="Lienhypertexte" style:family="text">
      <style:text-properties style:use-window-font-color="true" style:text-underline-type="none"/>
    </style:style>
    <style:style style:name="T51" style:parent-style-name="Lienhypertexte" style:family="text">
      <style:text-properties style:use-window-font-color="true" style:text-underline-type="none"/>
    </style:style>
    <style:style style:name="T52" style:parent-style-name="Lienhypertexte" style:family="text">
      <style:text-properties style:use-window-font-color="true" style:text-underline-type="none"/>
    </style:style>
    <style:style style:name="T53" style:parent-style-name="Lienhypertexte" style:family="text">
      <style:text-properties style:use-window-font-color="true" style:text-underline-type="none"/>
    </style:style>
    <style:style style:name="T54" style:parent-style-name="Lienhypertexte" style:family="text">
      <style:text-properties style:use-window-font-color="true" style:text-underline-type="none"/>
    </style:style>
    <style:style style:name="T55" style:parent-style-name="Lienhypertexte" style:family="text">
      <style:text-properties style:use-window-font-color="true" style:text-underline-type="none"/>
    </style:style>
    <style:style style:name="T56" style:parent-style-name="Lienhypertexte" style:family="text">
      <style:text-properties style:use-window-font-color="true" style:text-underline-type="none"/>
    </style:style>
    <style:style style:name="T57" style:parent-style-name="Lienhypertexte" style:family="text">
      <style:text-properties style:use-window-font-color="true" style:text-underline-type="none"/>
    </style:style>
    <style:style style:name="T58" style:parent-style-name="Lienhypertexte" style:family="text">
      <style:text-properties style:use-window-font-color="true" style:text-underline-type="none"/>
    </style:style>
    <style:style style:name="T59" style:parent-style-name="Lienhypertexte" style:family="text">
      <style:text-properties style:use-window-font-color="true" style:text-underline-type="none"/>
    </style:style>
    <style:style style:name="T60" style:parent-style-name="Lienhypertexte" style:family="text">
      <style:text-properties style:use-window-font-color="true" style:text-underline-type="none"/>
    </style:style>
    <style:style style:name="T61" style:parent-style-name="Lienhypertexte" style:family="text">
      <style:text-properties style:use-window-font-color="true" style:text-underline-type="none"/>
    </style:style>
    <style:style style:name="T62" style:parent-style-name="Lienhypertexte" style:family="text">
      <style:text-properties style:use-window-font-color="true" style:text-underline-type="none"/>
    </style:style>
    <style:style style:name="T63" style:parent-style-name="Lienhypertexte" style:family="text">
      <style:text-properties style:use-window-font-color="true" style:text-underline-type="none"/>
    </style:style>
    <style:style style:name="T64" style:parent-style-name="Lienhypertexte" style:family="text">
      <style:text-properties style:use-window-font-color="true" style:text-underline-type="none"/>
    </style:style>
    <style:style style:name="T65" style:parent-style-name="Lienhypertexte" style:family="text">
      <style:text-properties style:use-window-font-color="true" style:text-underline-type="none"/>
    </style:style>
    <style:style style:name="T66" style:parent-style-name="Lienhypertexte" style:family="text">
      <style:text-properties style:use-window-font-color="true" style:text-underline-type="none"/>
    </style:style>
    <style:style style:name="T67" style:parent-style-name="Lienhypertexte" style:family="text">
      <style:text-properties style:use-window-font-color="true" style:text-underline-type="none"/>
    </style:style>
    <style:style style:name="T68" style:parent-style-name="Lienhypertexte" style:family="text">
      <style:text-properties style:use-window-font-color="true" style:text-underline-type="none"/>
    </style:style>
    <style:style style:name="T69" style:parent-style-name="Lienhypertexte" style:family="text">
      <style:text-properties style:use-window-font-color="true" style:text-underline-type="none"/>
    </style:style>
    <style:style style:name="T70" style:parent-style-name="Lienhypertexte" style:family="text">
      <style:text-properties style:use-window-font-color="true" style:text-underline-type="none"/>
    </style:style>
    <style:style style:name="T71" style:parent-style-name="Lienhypertexte" style:family="text">
      <style:text-properties style:use-window-font-color="true" style:text-underline-type="none"/>
    </style:style>
    <style:style style:name="T72" style:parent-style-name="Lienhypertexte" style:family="text">
      <style:text-properties style:use-window-font-color="true" style:text-underline-type="none"/>
    </style:style>
    <style:style style:name="T73" style:parent-style-name="Lienhypertexte" style:family="text">
      <style:text-properties style:use-window-font-color="true" style:text-underline-type="none"/>
    </style:style>
    <style:style style:name="T74" style:parent-style-name="Lienhypertexte" style:family="text">
      <style:text-properties style:use-window-font-color="true" style:text-underline-type="none"/>
    </style:style>
    <style:style style:name="T75" style:parent-style-name="Lienhypertexte" style:family="text">
      <style:text-properties style:use-window-font-color="true" style:text-underline-type="none"/>
    </style:style>
    <style:style style:name="T76" style:parent-style-name="Lienhypertexte" style:family="text">
      <style:text-properties style:use-window-font-color="true" style:text-underline-type="none"/>
    </style:style>
    <style:style style:name="T77" style:parent-style-name="Lienhypertexte" style:family="text">
      <style:text-properties style:use-window-font-color="true" style:text-underline-type="none"/>
    </style:style>
    <style:style style:name="T78" style:parent-style-name="Lienhypertexte" style:family="text">
      <style:text-properties style:use-window-font-color="true" style:text-underline-type="none"/>
    </style:style>
    <style:style style:name="T79" style:parent-style-name="Lienhypertexte" style:family="text">
      <style:text-properties style:use-window-font-color="true" style:text-underline-type="none"/>
    </style:style>
    <style:style style:name="T80" style:parent-style-name="Lienhypertexte" style:family="text">
      <style:text-properties style:use-window-font-color="true" style:text-underline-type="none"/>
    </style:style>
    <style:style style:name="T81" style:parent-style-name="Lienhypertexte" style:family="text">
      <style:text-properties style:use-window-font-color="true" style:text-underline-type="none"/>
    </style:style>
    <style:style style:name="T82" style:parent-style-name="Lienhypertexte" style:family="text">
      <style:text-properties style:use-window-font-color="true" style:text-underline-type="none"/>
    </style:style>
    <style:style style:name="T83" style:parent-style-name="Lienhypertexte" style:family="text">
      <style:text-properties style:use-window-font-color="true" style:text-underline-type="none"/>
    </style:style>
    <style:style style:name="T84" style:parent-style-name="Lienhypertexte" style:family="text">
      <style:text-properties style:use-window-font-color="true" style:text-underline-type="none"/>
    </style:style>
    <style:style style:name="T85" style:parent-style-name="Lienhypertexte" style:family="text">
      <style:text-properties style:use-window-font-color="true" style:text-underline-type="none"/>
    </style:style>
    <style:style style:name="T86" style:parent-style-name="Lienhypertexte" style:family="text">
      <style:text-properties style:use-window-font-color="true" style:text-underline-type="none"/>
    </style:style>
    <style:style style:name="T87" style:parent-style-name="Lienhypertexte" style:family="text">
      <style:text-properties style:use-window-font-color="true" style:text-underline-type="none"/>
    </style:style>
    <style:style style:name="T88" style:parent-style-name="Lienhypertexte" style:family="text">
      <style:text-properties style:use-window-font-color="true" style:text-underline-type="none"/>
    </style:style>
    <style:style style:name="T89" style:parent-style-name="Lienhypertexte" style:family="text">
      <style:text-properties style:use-window-font-color="true" style:text-underline-type="none"/>
    </style:style>
    <style:style style:name="T90" style:parent-style-name="Lienhypertexte" style:family="text">
      <style:text-properties style:use-window-font-color="true" style:text-underline-type="none"/>
    </style:style>
    <style:style style:name="T91" style:parent-style-name="Lienhypertexte" style:family="text">
      <style:text-properties style:use-window-font-color="true" style:text-underline-type="none"/>
    </style:style>
    <style:style style:name="T92" style:parent-style-name="Lienhypertexte" style:family="text">
      <style:text-properties style:use-window-font-color="true" style:text-underline-type="none"/>
    </style:style>
    <style:style style:name="T93" style:parent-style-name="Lienhypertexte" style:family="text">
      <style:text-properties style:use-window-font-color="true" style:text-underline-type="none"/>
    </style:style>
    <style:style style:name="T94" style:parent-style-name="Lienhypertexte" style:family="text">
      <style:text-properties style:use-window-font-color="true" style:text-underline-type="none"/>
    </style:style>
    <style:style style:name="T95" style:parent-style-name="Lienhypertexte" style:family="text">
      <style:text-properties style:use-window-font-color="true" style:text-underline-type="none"/>
    </style:style>
    <style:style style:name="T96" style:parent-style-name="Lienhypertexte" style:family="text">
      <style:text-properties style:use-window-font-color="true" style:text-underline-type="none"/>
    </style:style>
    <style:style style:name="T97" style:parent-style-name="Lienhypertexte" style:family="text">
      <style:text-properties style:use-window-font-color="true" style:text-underline-type="none"/>
    </style:style>
    <style:style style:name="T98" style:parent-style-name="Lienhypertexte" style:family="text">
      <style:text-properties style:use-window-font-color="true" style:text-underline-type="none"/>
    </style:style>
    <style:style style:name="T99" style:parent-style-name="Lienhypertexte" style:family="text">
      <style:text-properties style:use-window-font-color="true" style:text-underline-type="none"/>
    </style:style>
    <style:style style:name="T100" style:parent-style-name="Lienhypertexte" style:family="text">
      <style:text-properties style:use-window-font-color="true" style:text-underline-type="none"/>
    </style:style>
    <style:style style:name="T101" style:parent-style-name="Lienhypertexte" style:family="text">
      <style:text-properties style:use-window-font-color="true" style:text-underline-type="none"/>
    </style:style>
    <style:style style:name="T102" style:parent-style-name="Lienhypertexte" style:family="text">
      <style:text-properties style:use-window-font-color="true" style:text-underline-type="none"/>
    </style:style>
    <style:style style:name="T103" style:parent-style-name="Lienhypertexte" style:family="text">
      <style:text-properties style:use-window-font-color="true" style:text-underline-type="none"/>
    </style:style>
    <style:style style:name="T104" style:parent-style-name="Lienhypertexte" style:family="text">
      <style:text-properties style:use-window-font-color="true" style:text-underline-type="none"/>
    </style:style>
    <style:style style:name="T105" style:parent-style-name="Lienhypertexte" style:family="text">
      <style:text-properties style:use-window-font-color="true" style:text-underline-type="none"/>
    </style:style>
    <style:style style:name="T106" style:parent-style-name="Lienhypertexte" style:family="text">
      <style:text-properties style:use-window-font-color="true" style:text-underline-type="none"/>
    </style:style>
    <style:style style:name="T107" style:parent-style-name="Lienhypertexte" style:family="text">
      <style:text-properties style:use-window-font-color="true" style:text-underline-type="none"/>
    </style:style>
    <style:style style:name="T108" style:parent-style-name="Lienhypertexte" style:family="text">
      <style:text-properties style:use-window-font-color="true" style:text-underline-type="none"/>
    </style:style>
    <style:style style:name="T109" style:parent-style-name="Lienhypertexte" style:family="text">
      <style:text-properties style:use-window-font-color="true" style:text-underline-type="none"/>
    </style:style>
    <style:style style:name="T110" style:parent-style-name="Lienhypertexte" style:family="text">
      <style:text-properties style:use-window-font-color="true" style:text-underline-type="none"/>
    </style:style>
    <style:style style:name="T111" style:parent-style-name="Lienhypertexte" style:family="text">
      <style:text-properties style:use-window-font-color="true" style:text-underline-type="none"/>
    </style:style>
    <style:style style:name="T112" style:parent-style-name="Lienhypertexte" style:family="text">
      <style:text-properties style:use-window-font-color="true" style:text-underline-type="none"/>
    </style:style>
    <style:style style:name="T113" style:parent-style-name="Lienhypertexte" style:family="text">
      <style:text-properties style:use-window-font-color="true" style:text-underline-type="none"/>
    </style:style>
    <style:style style:name="T114" style:parent-style-name="Lienhypertexte" style:family="text">
      <style:text-properties style:use-window-font-color="true" style:text-underline-type="none"/>
    </style:style>
    <style:style style:name="T115" style:parent-style-name="Lienhypertexte" style:family="text">
      <style:text-properties style:use-window-font-color="true" style:text-underline-type="none"/>
    </style:style>
    <style:style style:name="T116" style:parent-style-name="Lienhypertexte" style:family="text">
      <style:text-properties style:use-window-font-color="true" style:text-underline-type="none"/>
    </style:style>
    <style:style style:name="T117" style:parent-style-name="Lienhypertexte" style:family="text">
      <style:text-properties style:use-window-font-color="true" style:text-underline-type="none"/>
    </style:style>
    <style:style style:name="T118" style:parent-style-name="Lienhypertexte" style:family="text">
      <style:text-properties style:use-window-font-color="true" style:text-underline-type="none"/>
    </style:style>
    <style:style style:name="T119" style:parent-style-name="Lienhypertexte" style:family="text">
      <style:text-properties style:use-window-font-color="true" style:text-underline-type="none"/>
    </style:style>
    <style:style style:name="T120" style:parent-style-name="Lienhypertexte" style:family="text">
      <style:text-properties style:use-window-font-color="true" style:text-underline-type="none"/>
    </style:style>
    <style:style style:name="T121" style:parent-style-name="Lienhypertexte" style:family="text">
      <style:text-properties style:use-window-font-color="true" style:text-underline-type="none"/>
    </style:style>
    <style:style style:name="T122" style:parent-style-name="Lienhypertexte" style:family="text">
      <style:text-properties style:use-window-font-color="true" style:text-underline-type="none"/>
    </style:style>
    <style:style style:name="T123" style:parent-style-name="Lienhypertexte" style:family="text">
      <style:text-properties style:use-window-font-color="true" style:text-underline-type="none"/>
    </style:style>
    <style:style style:name="T124" style:parent-style-name="Lienhypertexte" style:family="text">
      <style:text-properties style:use-window-font-color="true" style:text-underline-type="none"/>
    </style:style>
    <style:style style:name="T125" style:parent-style-name="Lienhypertexte" style:family="text">
      <style:text-properties style:use-window-font-color="true" style:text-underline-type="none"/>
    </style:style>
    <style:style style:name="T126" style:parent-style-name="Lienhypertexte" style:family="text">
      <style:text-properties style:use-window-font-color="true" style:text-underline-type="none"/>
    </style:style>
    <style:style style:name="T127" style:parent-style-name="Lienhypertexte" style:family="text">
      <style:text-properties style:use-window-font-color="true" style:text-underline-type="none"/>
    </style:style>
    <style:style style:name="T128" style:parent-style-name="Lienhypertexte" style:family="text">
      <style:text-properties style:use-window-font-color="true" style:text-underline-type="none"/>
    </style:style>
    <style:style style:name="T129" style:parent-style-name="Lienhypertexte" style:family="text">
      <style:text-properties style:use-window-font-color="true" style:text-underline-type="none"/>
    </style:style>
    <style:style style:name="T130" style:parent-style-name="Lienhypertexte" style:family="text">
      <style:text-properties style:use-window-font-color="true" style:text-underline-type="none"/>
    </style:style>
    <style:style style:name="T131" style:parent-style-name="Lienhypertexte" style:family="text">
      <style:text-properties style:use-window-font-color="true" style:text-underline-type="none"/>
    </style:style>
    <style:style style:name="T132" style:parent-style-name="Lienhypertexte" style:family="text">
      <style:text-properties style:use-window-font-color="true" style:text-underline-type="none"/>
    </style:style>
    <style:style style:name="T133" style:parent-style-name="Lienhypertexte" style:family="text">
      <style:text-properties style:use-window-font-color="true" style:text-underline-type="none"/>
    </style:style>
    <style:style style:name="T134" style:parent-style-name="Lienhypertexte" style:family="text">
      <style:text-properties style:use-window-font-color="true" style:text-underline-type="none"/>
    </style:style>
    <style:style style:name="T135" style:parent-style-name="Lienhypertexte" style:family="text">
      <style:text-properties style:use-window-font-color="true" style:text-underline-type="none"/>
    </style:style>
    <style:style style:name="T136" style:parent-style-name="Lienhypertexte" style:family="text">
      <style:text-properties style:use-window-font-color="true" style:text-underline-type="none"/>
    </style:style>
    <style:style style:name="T137" style:parent-style-name="Lienhypertexte" style:family="text">
      <style:text-properties style:use-window-font-color="true" style:text-underline-type="none"/>
    </style:style>
    <style:style style:name="T138" style:parent-style-name="Lienhypertexte" style:family="text">
      <style:text-properties style:use-window-font-color="true" style:text-underline-type="none"/>
    </style:style>
    <style:style style:name="T139" style:parent-style-name="Lienhypertexte" style:family="text">
      <style:text-properties style:use-window-font-color="true" style:text-underline-type="none"/>
    </style:style>
    <style:style style:name="T140" style:parent-style-name="Lienhypertexte" style:family="text">
      <style:text-properties style:use-window-font-color="true" style:text-underline-type="none"/>
    </style:style>
    <style:style style:name="T141" style:parent-style-name="Lienhypertexte" style:family="text">
      <style:text-properties style:use-window-font-color="true" style:text-underline-type="none"/>
    </style:style>
    <style:style style:name="T142" style:parent-style-name="Lienhypertexte" style:family="text">
      <style:text-properties style:use-window-font-color="true" style:text-underline-type="none"/>
    </style:style>
    <style:style style:name="T143" style:parent-style-name="Lienhypertexte" style:family="text">
      <style:text-properties style:use-window-font-color="true" style:text-underline-type="none"/>
    </style:style>
    <style:style style:name="T144" style:parent-style-name="Lienhypertexte" style:family="text">
      <style:text-properties style:use-window-font-color="true" style:text-underline-type="none"/>
    </style:style>
    <style:style style:name="T145" style:parent-style-name="Lienhypertexte" style:family="text">
      <style:text-properties style:use-window-font-color="true" style:text-underline-type="none"/>
    </style:style>
    <style:style style:name="T146" style:parent-style-name="Lienhypertexte" style:family="text">
      <style:text-properties style:use-window-font-color="true" style:text-underline-type="none"/>
    </style:style>
    <style:style style:name="T147" style:parent-style-name="Lienhypertexte" style:family="text">
      <style:text-properties style:use-window-font-color="true" style:text-underline-type="none"/>
    </style:style>
    <style:style style:name="T148" style:parent-style-name="Lienhypertexte" style:family="text">
      <style:text-properties style:use-window-font-color="true" style:text-underline-type="none"/>
    </style:style>
    <style:style style:name="T149" style:parent-style-name="Lienhypertexte" style:family="text">
      <style:text-properties style:use-window-font-color="true" style:text-underline-type="none"/>
    </style:style>
    <style:style style:name="T150" style:parent-style-name="Lienhypertexte" style:family="text">
      <style:text-properties style:use-window-font-color="true" style:text-underline-type="none"/>
    </style:style>
    <style:style style:name="T151" style:parent-style-name="Lienhypertexte" style:family="text">
      <style:text-properties style:use-window-font-color="true" style:text-underline-type="none"/>
    </style:style>
    <style:style style:name="T152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153" style:parent-style-name="Lienhypertexte" style:family="text">
      <style:text-properties style:use-window-font-color="true" style:text-underline-type="none"/>
    </style:style>
    <style:style style:name="T154" style:parent-style-name="Lienhypertexte" style:family="text">
      <style:text-properties style:use-window-font-color="true" style:text-underline-type="none"/>
    </style:style>
    <style:style style:name="T155" style:parent-style-name="Lienhypertexte" style:family="text">
      <style:text-properties style:use-window-font-color="true" style:text-underline-type="none"/>
    </style:style>
    <style:style style:name="T156" style:parent-style-name="Lienhypertexte" style:family="text">
      <style:text-properties style:use-window-font-color="true" style:text-underline-type="none"/>
    </style:style>
    <style:style style:name="T157" style:parent-style-name="Lienhypertexte" style:family="text">
      <style:text-properties style:use-window-font-color="true" style:text-underline-type="none"/>
    </style:style>
    <style:style style:name="T158" style:parent-style-name="Lienhypertexte" style:family="text">
      <style:text-properties style:use-window-font-color="true" style:text-underline-type="none"/>
    </style:style>
    <style:style style:name="T159" style:parent-style-name="Lienhypertexte" style:family="text">
      <style:text-properties style:use-window-font-color="true" style:text-underline-type="none"/>
    </style:style>
    <style:style style:name="T160" style:parent-style-name="Lienhypertexte" style:family="text">
      <style:text-properties style:use-window-font-color="true" style:text-underline-type="none"/>
    </style:style>
    <style:style style:name="T161" style:parent-style-name="Lienhypertexte" style:family="text">
      <style:text-properties style:use-window-font-color="true" style:text-underline-type="none"/>
    </style:style>
    <style:style style:name="T162" style:parent-style-name="Lienhypertexte" style:family="text">
      <style:text-properties style:use-window-font-color="true" style:text-underline-type="none"/>
    </style:style>
    <style:style style:name="T163" style:parent-style-name="Lienhypertexte" style:family="text">
      <style:text-properties style:use-window-font-color="true" style:text-underline-type="none"/>
    </style:style>
    <style:style style:name="T164" style:parent-style-name="Policepardéfaut" style:family="text">
      <style:text-properties style:text-position="-36.3% 100%"/>
    </style:style>
    <style:style style:name="T165" style:parent-style-name="Lienhypertexte" style:family="text">
      <style:text-properties style:use-window-font-color="true" style:text-underline-type="none"/>
    </style:style>
    <style:style style:name="T166" style:parent-style-name="Lienhypertexte" style:family="text">
      <style:text-properties style:use-window-font-color="true" style:text-underline-type="none"/>
    </style:style>
    <style:style style:name="T167" style:parent-style-name="Lienhypertexte" style:family="text">
      <style:text-properties style:use-window-font-color="true" style:text-underline-type="none"/>
    </style:style>
    <style:style style:name="T168" style:parent-style-name="Lienhypertexte" style:family="text">
      <style:text-properties style:use-window-font-color="true" style:text-underline-type="none"/>
    </style:style>
    <style:style style:name="T169" style:parent-style-name="Lienhypertexte" style:family="text">
      <style:text-properties style:use-window-font-color="true" style:text-underline-type="none"/>
    </style:style>
    <style:style style:name="T170" style:parent-style-name="Lienhypertexte" style:family="text">
      <style:text-properties style:use-window-font-color="true" style:text-underline-type="none"/>
    </style:style>
    <style:style style:name="T171" style:parent-style-name="Policepardéfaut" style:family="text">
      <style:text-properties style:text-position="-100% 100%"/>
    </style:style>
    <style:style style:name="T172" style:parent-style-name="Lienhypertexte" style:family="text">
      <style:text-properties style:use-window-font-color="true" style:text-underline-type="none"/>
    </style:style>
    <style:style style:name="T173" style:parent-style-name="Lienhypertexte" style:family="text">
      <style:text-properties style:use-window-font-color="true" style:text-underline-type="none"/>
    </style:style>
    <style:style style:name="T174" style:parent-style-name="Lienhypertexte" style:family="text">
      <style:text-properties style:use-window-font-color="true" style:text-underline-type="none"/>
    </style:style>
    <style:style style:name="T175" style:parent-style-name="Lienhypertexte" style:family="text">
      <style:text-properties style:use-window-font-color="true" style:text-underline-type="none"/>
    </style:style>
    <style:style style:name="T176" style:parent-style-name="Lienhypertexte" style:family="text">
      <style:text-properties style:use-window-font-color="true" style:text-underline-type="none"/>
    </style:style>
    <style:style style:name="T177" style:parent-style-name="Lienhypertexte" style:family="text">
      <style:text-properties style:use-window-font-color="true" style:text-underline-type="none"/>
    </style:style>
    <style:style style:name="T178" style:parent-style-name="Lienhypertexte" style:family="text">
      <style:text-properties style:use-window-font-color="true" style:text-underline-type="none"/>
    </style:style>
    <style:style style:name="T179" style:parent-style-name="Lienhypertexte" style:family="text">
      <style:text-properties style:use-window-font-color="true" style:text-underline-type="none"/>
    </style:style>
    <style:style style:name="T180" style:parent-style-name="Lienhypertexte" style:family="text">
      <style:text-properties style:use-window-font-color="true" style:text-underline-type="none"/>
    </style:style>
    <style:style style:name="T181" style:parent-style-name="Lienhypertexte" style:family="text">
      <style:text-properties style:use-window-font-color="true" style:text-underline-type="none"/>
    </style:style>
    <style:style style:name="T182" style:parent-style-name="Lienhypertexte" style:family="text">
      <style:text-properties style:use-window-font-color="true" style:text-underline-type="none"/>
    </style:style>
    <style:style style:name="T183" style:parent-style-name="Lienhypertexte" style:family="text">
      <style:text-properties style:use-window-font-color="true" style:text-underline-type="none"/>
    </style:style>
    <style:style style:name="T184" style:parent-style-name="Lienhypertexte" style:family="text">
      <style:text-properties style:use-window-font-color="true" style:text-underline-type="none"/>
    </style:style>
    <style:style style:name="T185" style:parent-style-name="Lienhypertexte" style:family="text">
      <style:text-properties style:use-window-font-color="true" style:text-underline-type="none"/>
    </style:style>
    <style:style style:name="T186" style:parent-style-name="Lienhypertexte" style:family="text">
      <style:text-properties style:use-window-font-color="true" style:text-underline-type="none"/>
    </style:style>
    <style:style style:name="T187" style:parent-style-name="Lienhypertexte" style:family="text">
      <style:text-properties style:use-window-font-color="true" style:text-underline-type="none"/>
    </style:style>
    <style:style style:name="T188" style:parent-style-name="Lienhypertexte" style:family="text">
      <style:text-properties style:use-window-font-color="true" style:text-underline-type="none"/>
    </style:style>
    <style:style style:name="T189" style:parent-style-name="Lienhypertexte" style:family="text">
      <style:text-properties style:use-window-font-color="true" style:text-underline-type="none"/>
    </style:style>
    <style:style style:name="T190" style:parent-style-name="Lienhypertexte" style:family="text">
      <style:text-properties style:use-window-font-color="true" style:text-underline-type="none"/>
    </style:style>
    <style:style style:name="T191" style:parent-style-name="Lienhypertexte" style:family="text">
      <style:text-properties style:use-window-font-color="true" style:text-underline-type="none"/>
    </style:style>
    <style:style style:name="T192" style:parent-style-name="Lienhypertexte" style:family="text">
      <style:text-properties style:use-window-font-color="true" style:text-underline-type="none"/>
    </style:style>
    <style:style style:name="T193" style:parent-style-name="Lienhypertexte" style:family="text">
      <style:text-properties style:use-window-font-color="true" style:text-underline-type="none"/>
    </style:style>
    <style:style style:name="T194" style:parent-style-name="Lienhypertexte" style:family="text">
      <style:text-properties style:use-window-font-color="true" style:text-underline-type="none"/>
    </style:style>
    <style:style style:name="T195" style:parent-style-name="Lienhypertexte" style:family="text">
      <style:text-properties style:use-window-font-color="true" style:text-underline-type="none"/>
    </style:style>
    <style:style style:name="T196" style:parent-style-name="Lienhypertexte" style:family="text">
      <style:text-properties style:use-window-font-color="true" style:text-underline-type="none"/>
    </style:style>
    <style:style style:name="T197" style:parent-style-name="Lienhypertexte" style:family="text">
      <style:text-properties style:use-window-font-color="true" style:text-underline-type="none"/>
    </style:style>
    <style:style style:name="T198" style:parent-style-name="Lienhypertexte" style:family="text">
      <style:text-properties style:use-window-font-color="true" style:text-underline-type="none"/>
    </style:style>
    <style:style style:name="T199" style:parent-style-name="Lienhypertexte" style:family="text">
      <style:text-properties style:use-window-font-color="true" style:text-underline-type="none"/>
    </style:style>
    <style:style style:name="T200" style:parent-style-name="Lienhypertexte" style:family="text">
      <style:text-properties style:use-window-font-color="true" style:text-underline-type="none"/>
    </style:style>
    <style:style style:name="T201" style:parent-style-name="Lienhypertexte" style:family="text">
      <style:text-properties style:use-window-font-color="true" style:text-underline-type="none"/>
    </style:style>
    <style:style style:name="T202" style:parent-style-name="Lienhypertexte" style:family="text">
      <style:text-properties style:use-window-font-color="true" style:text-underline-type="none"/>
    </style:style>
    <style:style style:name="T203" style:parent-style-name="Lienhypertexte" style:family="text">
      <style:text-properties style:use-window-font-color="true" style:text-underline-type="none"/>
    </style:style>
    <style:style style:name="T204" style:parent-style-name="Lienhypertexte" style:family="text">
      <style:text-properties style:use-window-font-color="true" style:text-underline-type="none"/>
    </style:style>
    <style:style style:name="P205" style:parent-style-name="Titre2" style:family="paragraph">
      <style:text-properties fo:language="de" fo:country="CH"/>
    </style:style>
    <style:style style:name="T206" style:parent-style-name="Lienhypertexte" style:family="text">
      <style:text-properties style:use-window-font-color="true" style:text-underline-type="none"/>
    </style:style>
    <style:style style:name="T207" style:parent-style-name="Lienhypertexte" style:family="text">
      <style:text-properties style:use-window-font-color="true" style:text-underline-type="none"/>
    </style:style>
    <style:style style:name="T208" style:parent-style-name="Lienhypertexte" style:family="text">
      <style:text-properties style:use-window-font-color="true" style:text-underline-type="none"/>
    </style:style>
    <style:style style:name="T209" style:parent-style-name="Lienhypertexte" style:family="text">
      <style:text-properties style:use-window-font-color="true" style:text-underline-type="none"/>
    </style:style>
    <style:style style:name="T210" style:parent-style-name="Lienhypertexte" style:family="text">
      <style:text-properties style:use-window-font-color="true" style:text-underline-type="none"/>
    </style:style>
    <style:style style:name="T211" style:parent-style-name="Lienhypertexte" style:family="text">
      <style:text-properties style:use-window-font-color="true" style:text-underline-type="none"/>
    </style:style>
    <style:style style:name="T212" style:parent-style-name="Lienhypertexte" style:family="text">
      <style:text-properties style:use-window-font-color="true" style:text-underline-type="none"/>
    </style:style>
    <style:style style:name="T213" style:parent-style-name="Lienhypertexte" style:family="text">
      <style:text-properties style:use-window-font-color="true" style:text-underline-type="none"/>
    </style:style>
    <style:style style:name="T214" style:parent-style-name="Lienhypertexte" style:family="text">
      <style:text-properties style:use-window-font-color="true" style:text-underline-type="none"/>
    </style:style>
    <style:style style:name="T215" style:parent-style-name="Lienhypertexte" style:family="text">
      <style:text-properties style:use-window-font-color="true" style:text-underline-type="none"/>
    </style:style>
    <style:style style:name="T216" style:parent-style-name="Lienhypertexte" style:family="text">
      <style:text-properties style:use-window-font-color="true" style:text-underline-type="none"/>
    </style:style>
    <style:style style:name="T217" style:parent-style-name="Lienhypertexte" style:family="text">
      <style:text-properties style:use-window-font-color="true" style:text-underline-type="none"/>
    </style:style>
    <style:style style:name="T218" style:parent-style-name="Lienhypertexte" style:family="text">
      <style:text-properties style:use-window-font-color="true" style:text-underline-type="none"/>
    </style:style>
    <style:style style:name="T219" style:parent-style-name="Lienhypertexte" style:family="text">
      <style:text-properties style:use-window-font-color="true" style:text-underline-type="none"/>
    </style:style>
    <style:style style:name="T220" style:parent-style-name="Lienhypertexte" style:family="text">
      <style:text-properties style:use-window-font-color="true" style:text-underline-type="none"/>
    </style:style>
    <style:style style:name="T221" style:parent-style-name="Lienhypertexte" style:family="text">
      <style:text-properties style:use-window-font-color="true" style:text-underline-type="none"/>
    </style:style>
    <style:style style:name="T222" style:parent-style-name="Lienhypertexte" style:family="text">
      <style:text-properties style:use-window-font-color="true" style:text-underline-type="none"/>
    </style:style>
    <style:style style:name="T223" style:parent-style-name="Lienhypertexte" style:family="text">
      <style:text-properties style:use-window-font-color="true" style:text-underline-type="none"/>
    </style:style>
    <style:style style:name="T224" style:parent-style-name="Lienhypertexte" style:family="text">
      <style:text-properties style:use-window-font-color="true" style:text-underline-type="none"/>
    </style:style>
    <style:style style:name="T225" style:parent-style-name="Lienhypertexte" style:family="text">
      <style:text-properties style:use-window-font-color="true" style:text-underline-type="none"/>
    </style:style>
    <style:style style:name="T226" style:parent-style-name="Lienhypertexte" style:family="text">
      <style:text-properties style:use-window-font-color="true" style:text-underline-type="none"/>
    </style:style>
    <style:style style:name="T227" style:parent-style-name="Lienhypertexte" style:family="text">
      <style:text-properties style:use-window-font-color="true" style:text-underline-type="none"/>
    </style:style>
    <style:style style:name="T228" style:parent-style-name="Lienhypertexte" style:family="text">
      <style:text-properties style:use-window-font-color="true" style:text-underline-type="none"/>
    </style:style>
    <style:style style:name="T229" style:parent-style-name="Lienhypertexte" style:family="text">
      <style:text-properties style:use-window-font-color="true" style:text-underline-type="none"/>
    </style:style>
    <style:style style:name="T230" style:parent-style-name="Lienhypertexte" style:family="text">
      <style:text-properties style:use-window-font-color="true" style:text-underline-type="none"/>
    </style:style>
    <style:style style:name="T231" style:parent-style-name="Lienhypertexte" style:family="text">
      <style:text-properties style:use-window-font-color="true" style:text-underline-type="none"/>
    </style:style>
    <style:style style:name="T232" style:parent-style-name="Lienhypertexte" style:family="text">
      <style:text-properties style:use-window-font-color="true" style:text-underline-type="none"/>
    </style:style>
    <style:style style:name="T233" style:parent-style-name="Lienhypertexte" style:family="text">
      <style:text-properties style:use-window-font-color="true" style:text-underline-type="none"/>
    </style:style>
    <style:style style:name="T234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235" style:parent-style-name="Lienhypertexte" style:family="text">
      <style:text-properties style:use-window-font-color="true" style:text-underline-type="none"/>
    </style:style>
    <style:style style:name="T236" style:parent-style-name="Lienhypertexte" style:family="text">
      <style:text-properties style:use-window-font-color="true" style:text-underline-type="none"/>
    </style:style>
    <style:style style:name="T237" style:parent-style-name="Lienhypertexte" style:family="text">
      <style:text-properties style:use-window-font-color="true" style:text-underline-type="none"/>
    </style:style>
    <style:style style:name="T238" style:parent-style-name="Lienhypertexte" style:family="text">
      <style:text-properties style:use-window-font-color="true" style:text-underline-type="none"/>
    </style:style>
    <style:style style:name="T239" style:parent-style-name="Lienhypertexte" style:family="text">
      <style:text-properties style:use-window-font-color="true" style:text-underline-type="none"/>
    </style:style>
    <style:style style:name="T240" style:parent-style-name="Lienhypertexte" style:family="text">
      <style:text-properties style:use-window-font-color="true" style:text-underline-type="none"/>
    </style:style>
    <style:style style:name="T241" style:parent-style-name="Lienhypertexte" style:family="text">
      <style:text-properties style:use-window-font-color="true" style:text-underline-type="none"/>
    </style:style>
    <style:style style:name="T242" style:parent-style-name="Lienhypertexte" style:family="text">
      <style:text-properties style:use-window-font-color="true" style:text-underline-type="none"/>
    </style:style>
    <style:style style:name="T243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244" style:parent-style-name="Lienhypertexte" style:family="text">
      <style:text-properties style:use-window-font-color="true" style:text-underline-type="none"/>
    </style:style>
    <style:style style:name="T245" style:parent-style-name="Lienhypertexte" style:family="text">
      <style:text-properties style:use-window-font-color="true" style:text-underline-type="none"/>
    </style:style>
    <style:style style:name="T246" style:parent-style-name="Lienhypertexte" style:family="text">
      <style:text-properties style:use-window-font-color="true" style:text-underline-type="none"/>
    </style:style>
    <style:style style:name="T247" style:parent-style-name="Lienhypertexte" style:family="text">
      <style:text-properties style:use-window-font-color="true" style:text-underline-type="none"/>
    </style:style>
    <style:style style:name="T248" style:parent-style-name="Lienhypertexte" style:family="text">
      <style:text-properties style:use-window-font-color="true" style:text-underline-type="none"/>
    </style:style>
    <style:style style:name="T249" style:parent-style-name="Lienhypertexte" style:family="text">
      <style:text-properties style:use-window-font-color="true" style:text-underline-type="none"/>
    </style:style>
    <style:style style:name="T250" style:parent-style-name="Lienhypertexte" style:family="text">
      <style:text-properties style:use-window-font-color="true" style:text-underline-type="none"/>
    </style:style>
    <style:style style:name="T251" style:parent-style-name="Lienhypertexte" style:family="text">
      <style:text-properties style:use-window-font-color="true" style:text-underline-type="none"/>
    </style:style>
    <style:style style:name="T252" style:parent-style-name="Lienhypertexte" style:family="text">
      <style:text-properties style:use-window-font-color="true" style:text-underline-type="none"/>
    </style:style>
    <style:style style:name="T253" style:parent-style-name="Lienhypertexte" style:family="text">
      <style:text-properties style:use-window-font-color="true" style:text-underline-type="none"/>
    </style:style>
    <style:style style:name="T254" style:parent-style-name="Lienhypertexte" style:family="text">
      <style:text-properties style:use-window-font-color="true" style:text-underline-type="none"/>
    </style:style>
    <style:style style:name="T255" style:parent-style-name="Lienhypertexte" style:family="text">
      <style:text-properties style:use-window-font-color="true" style:text-underline-type="none"/>
    </style:style>
    <style:style style:name="T256" style:parent-style-name="Lienhypertexte" style:family="text">
      <style:text-properties style:use-window-font-color="true" style:text-underline-type="none"/>
    </style:style>
    <style:style style:name="T257" style:parent-style-name="Lienhypertexte" style:family="text">
      <style:text-properties style:use-window-font-color="true" style:text-underline-type="none"/>
    </style:style>
    <style:style style:name="T258" style:parent-style-name="Lienhypertexte" style:family="text">
      <style:text-properties style:use-window-font-color="true" style:text-underline-type="none"/>
    </style:style>
    <style:style style:name="T259" style:parent-style-name="Lienhypertexte" style:family="text">
      <style:text-properties style:use-window-font-color="true" style:text-underline-type="none"/>
    </style:style>
    <style:style style:name="T260" style:parent-style-name="Lienhypertexte" style:family="text">
      <style:text-properties style:use-window-font-color="true" style:text-underline-type="none"/>
    </style:style>
    <style:style style:name="T261" style:parent-style-name="Lienhypertexte" style:family="text">
      <style:text-properties style:use-window-font-color="true" style:text-underline-type="none"/>
    </style:style>
    <style:style style:name="T262" style:parent-style-name="Lienhypertexte" style:family="text">
      <style:text-properties style:use-window-font-color="true" style:text-underline-type="none"/>
    </style:style>
    <style:style style:name="T263" style:parent-style-name="Lienhypertexte" style:family="text">
      <style:text-properties style:use-window-font-color="true" style:text-underline-type="none"/>
    </style:style>
    <style:style style:name="T264" style:parent-style-name="Lienhypertexte" style:family="text">
      <style:text-properties style:use-window-font-color="true" style:text-underline-type="none"/>
    </style:style>
    <style:style style:name="T265" style:parent-style-name="Lienhypertexte" style:family="text">
      <style:text-properties style:use-window-font-color="true" style:text-underline-type="none"/>
    </style:style>
    <style:style style:name="T266" style:parent-style-name="Lienhypertexte" style:family="text">
      <style:text-properties style:use-window-font-color="true" style:text-underline-type="none"/>
    </style:style>
    <style:style style:name="T267" style:parent-style-name="Lienhypertexte" style:family="text">
      <style:text-properties style:use-window-font-color="true" style:text-underline-type="none"/>
    </style:style>
    <style:style style:name="T268" style:parent-style-name="Lienhypertexte" style:family="text">
      <style:text-properties style:use-window-font-color="true" style:text-underline-type="none"/>
    </style:style>
    <style:style style:name="T269" style:parent-style-name="Lienhypertexte" style:family="text">
      <style:text-properties style:use-window-font-color="true" style:text-underline-type="none"/>
    </style:style>
    <style:style style:name="T270" style:parent-style-name="Lienhypertexte" style:family="text">
      <style:text-properties style:use-window-font-color="true" style:text-underline-type="none"/>
    </style:style>
    <style:style style:name="T271" style:parent-style-name="Lienhypertexte" style:family="text">
      <style:text-properties style:use-window-font-color="true" style:text-underline-type="none"/>
    </style:style>
    <style:style style:name="T272" style:parent-style-name="Lienhypertexte" style:family="text">
      <style:text-properties style:use-window-font-color="true" style:text-underline-type="none"/>
    </style:style>
    <style:style style:name="T273" style:parent-style-name="Lienhypertexte" style:family="text">
      <style:text-properties style:use-window-font-color="true" style:text-underline-type="none"/>
    </style:style>
    <style:style style:name="T274" style:parent-style-name="Lienhypertexte" style:family="text">
      <style:text-properties style:use-window-font-color="true" style:text-underline-type="none"/>
    </style:style>
    <style:style style:name="T275" style:parent-style-name="Lienhypertexte" style:family="text">
      <style:text-properties style:use-window-font-color="true" style:text-underline-type="none"/>
    </style:style>
    <style:style style:name="T276" style:parent-style-name="Lienhypertexte" style:family="text">
      <style:text-properties style:use-window-font-color="true" style:text-underline-type="none"/>
    </style:style>
    <style:style style:name="T277" style:parent-style-name="Lienhypertexte" style:family="text">
      <style:text-properties style:use-window-font-color="true" style:text-underline-type="none"/>
    </style:style>
    <style:style style:name="T278" style:parent-style-name="Lienhypertexte" style:family="text">
      <style:text-properties style:use-window-font-color="true" style:text-underline-type="none"/>
    </style:style>
    <style:style style:name="T279" style:parent-style-name="Lienhypertexte" style:family="text">
      <style:text-properties style:use-window-font-color="true" style:text-underline-type="none"/>
    </style:style>
    <style:style style:name="T280" style:parent-style-name="Lienhypertexte" style:family="text">
      <style:text-properties style:use-window-font-color="true" style:text-underline-type="none"/>
    </style:style>
    <style:style style:name="T281" style:parent-style-name="Lienhypertexte" style:family="text">
      <style:text-properties style:use-window-font-color="true" style:text-underline-type="none"/>
    </style:style>
    <style:style style:name="T282" style:parent-style-name="Lienhypertexte" style:family="text">
      <style:text-properties style:use-window-font-color="true" style:text-underline-type="none"/>
    </style:style>
    <style:style style:name="T283" style:parent-style-name="Lienhypertexte" style:family="text">
      <style:text-properties style:use-window-font-color="true" style:text-underline-type="none"/>
    </style:style>
    <style:style style:name="T284" style:parent-style-name="Lienhypertexte" style:family="text">
      <style:text-properties style:use-window-font-color="true" style:text-underline-type="none"/>
    </style:style>
    <style:style style:name="T285" style:parent-style-name="Lienhypertexte" style:family="text">
      <style:text-properties style:use-window-font-color="true" style:text-underline-type="none"/>
    </style:style>
    <style:style style:name="T286" style:parent-style-name="Lienhypertexte" style:family="text">
      <style:text-properties style:use-window-font-color="true" style:text-underline-type="none"/>
    </style:style>
    <style:style style:name="T287" style:parent-style-name="Lienhypertexte" style:family="text">
      <style:text-properties style:use-window-font-color="true" style:text-underline-type="none"/>
    </style:style>
    <style:style style:name="T288" style:parent-style-name="Lienhypertexte" style:family="text">
      <style:text-properties style:use-window-font-color="true" style:text-underline-type="none"/>
    </style:style>
    <style:style style:name="T289" style:parent-style-name="Policepardéfaut" style:family="text">
      <style:text-properties style:text-position="-100% 100%"/>
    </style:style>
    <style:style style:name="P290" style:parent-style-name="Normal" style:family="paragraph">
      <style:paragraph-properties fo:margin-bottom="0in" fo:line-height="100%"/>
    </style:style>
    <style:style style:name="T29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29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3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CH"/>
    </style:style>
    <style:style style:name="T331" style:parent-style-name="Lienhypertexte" style:family="text">
      <style:text-properties style:use-window-font-color="true" style:text-underline-type="none"/>
    </style:style>
    <style:style style:name="T332" style:parent-style-name="Lienhypertexte" style:family="text">
      <style:text-properties style:use-window-font-color="true" style:text-underline-type="none"/>
    </style:style>
    <style:style style:name="T333" style:parent-style-name="Lienhypertexte" style:family="text">
      <style:text-properties style:use-window-font-color="true" style:text-underline-type="none"/>
    </style:style>
    <style:style style:name="T334" style:parent-style-name="Lienhypertexte" style:family="text">
      <style:text-properties style:use-window-font-color="true" style:text-underline-type="none"/>
    </style:style>
    <style:style style:name="T335" style:parent-style-name="Lienhypertexte" style:family="text">
      <style:text-properties style:use-window-font-color="true" style:text-underline-type="none"/>
    </style:style>
    <style:style style:name="T336" style:parent-style-name="Lienhypertexte" style:family="text">
      <style:text-properties style:use-window-font-color="true" style:text-underline-type="none"/>
    </style:style>
    <style:style style:name="T337" style:parent-style-name="Lienhypertexte" style:family="text">
      <style:text-properties style:use-window-font-color="true" style:text-underline-type="none"/>
    </style:style>
    <style:style style:name="T338" style:parent-style-name="Lienhypertexte" style:family="text">
      <style:text-properties style:use-window-font-color="true" style:text-underline-type="none"/>
    </style:style>
    <style:style style:name="T339" style:parent-style-name="Lienhypertexte" style:family="text">
      <style:text-properties style:use-window-font-color="true" style:text-underline-type="none"/>
    </style:style>
    <style:style style:name="T340" style:parent-style-name="Lienhypertexte" style:family="text">
      <style:text-properties style:use-window-font-color="true" style:text-underline-type="none"/>
    </style:style>
    <style:style style:name="T341" style:parent-style-name="Lienhypertexte" style:family="text">
      <style:text-properties style:use-window-font-color="true" style:text-underline-type="none"/>
    </style:style>
    <style:style style:name="T342" style:parent-style-name="Lienhypertexte" style:family="text">
      <style:text-properties style:use-window-font-color="true" style:text-underline-type="none"/>
    </style:style>
    <style:style style:name="T343" style:parent-style-name="Lienhypertexte" style:family="text">
      <style:text-properties style:use-window-font-color="true" style:text-underline-type="none"/>
    </style:style>
    <style:style style:name="T344" style:parent-style-name="Lienhypertexte" style:family="text">
      <style:text-properties style:use-window-font-color="true" style:text-underline-type="none"/>
    </style:style>
    <style:style style:name="T345" style:parent-style-name="Lienhypertexte" style:family="text">
      <style:text-properties style:use-window-font-color="true" style:text-underline-type="none"/>
    </style:style>
    <style:style style:name="T346" style:parent-style-name="Lienhypertexte" style:family="text">
      <style:text-properties style:use-window-font-color="true" style:text-underline-type="none"/>
    </style:style>
    <style:style style:name="T347" style:parent-style-name="Lienhypertexte" style:family="text">
      <style:text-properties style:use-window-font-color="true" style:text-underline-type="none"/>
    </style:style>
    <style:style style:name="T348" style:parent-style-name="Lienhypertexte" style:family="text">
      <style:text-properties style:use-window-font-color="true" style:text-underline-type="none"/>
    </style:style>
    <style:style style:name="T349" style:parent-style-name="Lienhypertexte" style:family="text">
      <style:text-properties style:use-window-font-color="true" style:text-underline-type="none"/>
    </style:style>
    <style:style style:name="T350" style:parent-style-name="Lienhypertexte" style:family="text">
      <style:text-properties style:use-window-font-color="true" style:text-underline-type="none"/>
    </style:style>
    <style:style style:name="T351" style:parent-style-name="Lienhypertexte" style:family="text">
      <style:text-properties style:use-window-font-color="true" style:text-underline-type="none"/>
    </style:style>
    <style:style style:name="T352" style:parent-style-name="Lienhypertexte" style:family="text">
      <style:text-properties style:use-window-font-color="true" style:text-underline-type="none"/>
    </style:style>
    <style:style style:name="T353" style:parent-style-name="Lienhypertexte" style:family="text">
      <style:text-properties style:use-window-font-color="true" style:text-underline-type="none"/>
    </style:style>
    <style:style style:name="T354" style:parent-style-name="Lienhypertexte" style:family="text">
      <style:text-properties style:use-window-font-color="true" style:text-underline-type="none"/>
    </style:style>
    <style:style style:name="T355" style:parent-style-name="Lienhypertexte" style:family="text">
      <style:text-properties style:use-window-font-color="true" style:text-underline-type="none"/>
    </style:style>
    <style:style style:name="T356" style:parent-style-name="Lienhypertexte" style:family="text">
      <style:text-properties style:use-window-font-color="true" style:text-underline-type="none"/>
    </style:style>
    <style:style style:name="T357" style:parent-style-name="Lienhypertexte" style:family="text">
      <style:text-properties style:use-window-font-color="true" style:text-underline-type="none"/>
    </style:style>
    <style:style style:name="T358" style:parent-style-name="Lienhypertexte" style:family="text">
      <style:text-properties style:use-window-font-color="true" style:text-underline-type="none"/>
    </style:style>
    <style:style style:name="T359" style:parent-style-name="Lienhypertexte" style:family="text">
      <style:text-properties style:use-window-font-color="true" style:text-underline-type="none"/>
    </style:style>
    <style:style style:name="T360" style:parent-style-name="Lienhypertexte" style:family="text">
      <style:text-properties style:use-window-font-color="true" style:text-underline-type="none"/>
    </style:style>
    <style:style style:name="T361" style:parent-style-name="Lienhypertexte" style:family="text">
      <style:text-properties style:use-window-font-color="true" style:text-underline-type="none"/>
    </style:style>
    <style:style style:name="T362" style:parent-style-name="Lienhypertexte" style:family="text">
      <style:text-properties style:use-window-font-color="true" style:text-underline-type="none"/>
    </style:style>
    <style:style style:name="T363" style:parent-style-name="Lienhypertexte" style:family="text">
      <style:text-properties style:use-window-font-color="true" style:text-underline-type="none"/>
    </style:style>
    <style:style style:name="T364" style:parent-style-name="Lienhypertexte" style:family="text">
      <style:text-properties style:use-window-font-color="true" style:text-underline-type="none"/>
    </style:style>
    <style:style style:name="T365" style:parent-style-name="Lienhypertexte" style:family="text">
      <style:text-properties style:use-window-font-color="true" style:text-underline-type="none"/>
    </style:style>
    <style:style style:name="T366" style:parent-style-name="Lienhypertexte" style:family="text">
      <style:text-properties style:use-window-font-color="true" style:text-underline-type="none"/>
    </style:style>
    <style:style style:name="T367" style:parent-style-name="Lienhypertexte" style:family="text">
      <style:text-properties style:use-window-font-color="true" style:text-underline-type="none"/>
    </style:style>
    <style:style style:name="T368" style:parent-style-name="Lienhypertexte" style:family="text">
      <style:text-properties style:use-window-font-color="true" style:text-underline-type="none"/>
    </style:style>
    <style:style style:name="T369" style:parent-style-name="Lienhypertexte" style:family="text">
      <style:text-properties style:use-window-font-color="true" style:text-underline-type="none"/>
    </style:style>
    <style:style style:name="T370" style:parent-style-name="Lienhypertexte" style:family="text">
      <style:text-properties style:use-window-font-color="true" style:text-underline-type="none"/>
    </style:style>
    <style:style style:name="T371" style:parent-style-name="Lienhypertexte" style:family="text">
      <style:text-properties style:use-window-font-color="true" style:text-underline-type="none"/>
    </style:style>
    <style:style style:name="T372" style:parent-style-name="Lienhypertexte" style:family="text">
      <style:text-properties style:use-window-font-color="true" style:text-underline-type="none"/>
    </style:style>
    <style:style style:name="T373" style:parent-style-name="Lienhypertexte" style:family="text">
      <style:text-properties style:use-window-font-color="true" style:text-underline-type="none"/>
    </style:style>
    <style:style style:name="T374" style:parent-style-name="Lienhypertexte" style:family="text">
      <style:text-properties style:use-window-font-color="true" style:text-underline-type="none"/>
    </style:style>
    <style:style style:name="T375" style:parent-style-name="Lienhypertexte" style:family="text">
      <style:text-properties style:use-window-font-color="true" style:text-underline-type="none"/>
    </style:style>
    <style:style style:name="T376" style:parent-style-name="Lienhypertexte" style:family="text">
      <style:text-properties style:use-window-font-color="true" style:text-underline-type="none"/>
    </style:style>
    <style:style style:name="T377" style:parent-style-name="Lienhypertexte" style:family="text">
      <style:text-properties style:use-window-font-color="true" style:text-underline-type="none"/>
    </style:style>
    <style:style style:name="T378" style:parent-style-name="Lienhypertexte" style:family="text">
      <style:text-properties style:use-window-font-color="true" style:text-underline-type="none"/>
    </style:style>
    <style:style style:name="T379" style:parent-style-name="Lienhypertexte" style:family="text">
      <style:text-properties style:use-window-font-color="true" style:text-underline-type="none"/>
    </style:style>
    <style:style style:name="T380" style:parent-style-name="Lienhypertexte" style:family="text">
      <style:text-properties style:use-window-font-color="true" style:text-underline-type="none"/>
    </style:style>
    <style:style style:name="T381" style:parent-style-name="Lienhypertexte" style:family="text">
      <style:text-properties style:use-window-font-color="true" style:text-underline-type="none"/>
    </style:style>
    <style:style style:name="T382" style:parent-style-name="Lienhypertexte" style:family="text">
      <style:text-properties style:use-window-font-color="true" style:text-underline-type="none"/>
    </style:style>
    <style:style style:name="T383" style:parent-style-name="Lienhypertexte" style:family="text">
      <style:text-properties style:use-window-font-color="true" style:text-underline-type="none"/>
    </style:style>
    <style:style style:name="T384" style:parent-style-name="Lienhypertexte" style:family="text">
      <style:text-properties style:use-window-font-color="true" style:text-underline-type="none"/>
    </style:style>
    <style:style style:name="T385" style:parent-style-name="Lienhypertexte" style:family="text">
      <style:text-properties style:use-window-font-color="true" style:text-underline-type="none"/>
    </style:style>
    <style:style style:name="T386" style:parent-style-name="Lienhypertexte" style:family="text">
      <style:text-properties style:use-window-font-color="true" style:text-underline-type="none"/>
    </style:style>
    <style:style style:name="T387" style:parent-style-name="Lienhypertexte" style:family="text">
      <style:text-properties style:use-window-font-color="true" style:text-underline-type="none"/>
    </style:style>
    <style:style style:name="T388" style:parent-style-name="Lienhypertexte" style:family="text">
      <style:text-properties style:use-window-font-color="true" style:text-underline-type="none"/>
    </style:style>
    <style:style style:name="T389" style:parent-style-name="Lienhypertexte" style:family="text">
      <style:text-properties style:use-window-font-color="true" style:text-underline-type="none"/>
    </style:style>
    <style:style style:name="T390" style:parent-style-name="Lienhypertexte" style:family="text">
      <style:text-properties style:use-window-font-color="true" style:text-underline-type="none"/>
    </style:style>
    <style:style style:name="T391" style:parent-style-name="Lienhypertexte" style:family="text">
      <style:text-properties style:use-window-font-color="true" style:text-underline-type="none"/>
    </style:style>
    <style:style style:name="T392" style:parent-style-name="Lienhypertexte" style:family="text">
      <style:text-properties style:use-window-font-color="true" style:text-underline-type="none"/>
    </style:style>
    <style:style style:name="T393" style:parent-style-name="Lienhypertexte" style:family="text">
      <style:text-properties style:use-window-font-color="true" style:text-underline-type="none"/>
    </style:style>
    <style:style style:name="T394" style:parent-style-name="Lienhypertexte" style:family="text">
      <style:text-properties style:use-window-font-color="true" style:text-underline-type="none"/>
    </style:style>
    <style:style style:name="T395" style:parent-style-name="Lienhypertexte" style:family="text">
      <style:text-properties style:use-window-font-color="true" style:text-underline-type="none"/>
    </style:style>
    <style:style style:name="T396" style:parent-style-name="Lienhypertexte" style:family="text">
      <style:text-properties style:use-window-font-color="true" style:text-underline-type="none"/>
    </style:style>
    <style:style style:name="T397" style:parent-style-name="Lienhypertexte" style:family="text">
      <style:text-properties style:use-window-font-color="true" style:text-underline-type="none"/>
    </style:style>
    <style:style style:name="T398" style:parent-style-name="Lienhypertexte" style:family="text">
      <style:text-properties style:use-window-font-color="true" style:text-underline-type="none"/>
    </style:style>
    <style:style style:name="T399" style:parent-style-name="Lienhypertexte" style:family="text">
      <style:text-properties style:use-window-font-color="true" style:text-underline-type="none"/>
    </style:style>
    <style:style style:name="T400" style:parent-style-name="Lienhypertexte" style:family="text">
      <style:text-properties style:use-window-font-color="true" style:text-underline-type="none"/>
    </style:style>
    <style:style style:name="T401" style:parent-style-name="Lienhypertexte" style:family="text">
      <style:text-properties style:use-window-font-color="true" style:text-underline-type="none"/>
    </style:style>
    <style:style style:name="T402" style:parent-style-name="Lienhypertexte" style:family="text">
      <style:text-properties style:use-window-font-color="true" style:text-underline-type="none"/>
    </style:style>
    <style:style style:name="T403" style:parent-style-name="Lienhypertexte" style:family="text">
      <style:text-properties style:use-window-font-color="true" style:text-underline-type="none"/>
    </style:style>
    <style:style style:name="T404" style:parent-style-name="Lienhypertexte" style:family="text">
      <style:text-properties style:use-window-font-color="true" style:text-underline-type="none"/>
    </style:style>
    <style:style style:name="T405" style:parent-style-name="Lienhypertexte" style:family="text">
      <style:text-properties style:use-window-font-color="true" style:text-underline-type="none"/>
    </style:style>
    <style:style style:name="T406" style:parent-style-name="Lienhypertexte" style:family="text">
      <style:text-properties style:use-window-font-color="true" style:text-underline-type="none"/>
    </style:style>
    <style:style style:name="T407" style:parent-style-name="Lienhypertexte" style:family="text">
      <style:text-properties style:use-window-font-color="true" style:text-underline-type="none"/>
    </style:style>
    <style:style style:name="T408" style:parent-style-name="Lienhypertexte" style:family="text">
      <style:text-properties style:use-window-font-color="true" style:text-underline-type="none"/>
    </style:style>
    <style:style style:name="T409" style:parent-style-name="Lienhypertexte" style:family="text">
      <style:text-properties style:use-window-font-color="true" style:text-underline-type="none"/>
    </style:style>
    <style:style style:name="T410" style:parent-style-name="Lienhypertexte" style:family="text">
      <style:text-properties style:use-window-font-color="true" style:text-underline-type="none"/>
    </style:style>
    <style:style style:name="T411" style:parent-style-name="Lienhypertexte" style:family="text">
      <style:text-properties style:use-window-font-color="true" style:text-underline-type="none"/>
    </style:style>
    <style:style style:name="T412" style:parent-style-name="Lienhypertexte" style:family="text">
      <style:text-properties style:use-window-font-color="true" style:text-underline-type="none"/>
    </style:style>
    <style:style style:name="T413" style:parent-style-name="Lienhypertexte" style:family="text">
      <style:text-properties style:use-window-font-color="true" style:text-underline-type="none"/>
    </style:style>
    <style:style style:name="T414" style:parent-style-name="Lienhypertexte" style:family="text">
      <style:text-properties style:use-window-font-color="true" style:text-underline-type="none"/>
    </style:style>
    <style:style style:name="T415" style:parent-style-name="Lienhypertexte" style:family="text">
      <style:text-properties style:use-window-font-color="true" style:text-underline-type="none"/>
    </style:style>
    <style:style style:name="T416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417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418" style:parent-style-name="Lienhypertexte" style:family="text">
      <style:text-properties style:use-window-font-color="true" style:text-underline-type="none"/>
    </style:style>
    <style:style style:name="T419" style:parent-style-name="Lienhypertexte" style:family="text">
      <style:text-properties style:use-window-font-color="true" style:text-underline-type="none"/>
    </style:style>
    <style:style style:name="T420" style:parent-style-name="Lienhypertexte" style:family="text">
      <style:text-properties style:use-window-font-color="true" style:text-underline-type="none"/>
    </style:style>
    <style:style style:name="T421" style:parent-style-name="Lienhypertexte" style:family="text">
      <style:text-properties style:use-window-font-color="true" style:text-underline-type="none"/>
    </style:style>
    <style:style style:name="T422" style:parent-style-name="Lienhypertexte" style:family="text">
      <style:text-properties style:use-window-font-color="true" style:text-underline-type="none"/>
    </style:style>
    <style:style style:name="T423" style:parent-style-name="Lienhypertexte" style:family="text">
      <style:text-properties style:use-window-font-color="true" style:text-underline-type="none"/>
    </style:style>
    <style:style style:name="T424" style:parent-style-name="Lienhypertexte" style:family="text">
      <style:text-properties style:use-window-font-color="true" style:text-underline-type="none"/>
    </style:style>
    <style:style style:name="T425" style:parent-style-name="Lienhypertexte" style:family="text">
      <style:text-properties style:use-window-font-color="true" style:text-underline-type="none"/>
    </style:style>
    <style:style style:name="T426" style:parent-style-name="Lienhypertexte" style:family="text">
      <style:text-properties style:use-window-font-color="true" style:text-underline-type="none"/>
    </style:style>
    <style:style style:name="T427" style:parent-style-name="Lienhypertexte" style:family="text">
      <style:text-properties style:use-window-font-color="true" style:text-underline-type="none"/>
    </style:style>
    <style:style style:name="T428" style:parent-style-name="Lienhypertexte" style:family="text">
      <style:text-properties style:use-window-font-color="true" style:text-underline-type="none"/>
    </style:style>
    <style:style style:name="T429" style:parent-style-name="Lienhypertexte" style:family="text">
      <style:text-properties style:use-window-font-color="true" style:text-underline-type="none"/>
    </style:style>
    <style:style style:name="T430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431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432" style:parent-style-name="Lienhypertexte" style:family="text">
      <style:text-properties style:use-window-font-color="true" style:text-underline-type="none"/>
    </style:style>
    <style:style style:name="T433" style:parent-style-name="Lienhypertexte" style:family="text">
      <style:text-properties style:use-window-font-color="true" style:text-underline-type="none"/>
    </style:style>
    <style:style style:name="T434" style:parent-style-name="Lienhypertexte" style:family="text">
      <style:text-properties style:use-window-font-color="true" style:text-underline-type="none"/>
    </style:style>
    <style:style style:name="T435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436" style:parent-style-name="Lienhypertexte" style:family="text">
      <style:text-properties style:use-window-font-color="true" style:text-underline-type="none"/>
    </style:style>
    <style:style style:name="T437" style:parent-style-name="Policepardéfaut" style:family="text">
      <style:text-properties style:text-position="-127.2% 100%"/>
    </style:style>
    <style:style style:name="T438" style:parent-style-name="Lienhypertexte" style:family="text">
      <style:text-properties style:use-window-font-color="true" style:text-underline-type="none"/>
    </style:style>
    <style:style style:name="T439" style:parent-style-name="Lienhypertexte" style:family="text">
      <style:text-properties style:use-window-font-color="true" style:text-underline-type="none"/>
    </style:style>
    <style:style style:name="T440" style:parent-style-name="Lienhypertexte" style:family="text">
      <style:text-properties style:use-window-font-color="true" style:text-underline-type="none"/>
    </style:style>
    <style:style style:name="T441" style:parent-style-name="Lienhypertexte" style:family="text">
      <style:text-properties style:use-window-font-color="true" style:text-underline-type="none"/>
    </style:style>
    <style:style style:name="T442" style:parent-style-name="Lienhypertexte" style:family="text">
      <style:text-properties style:use-window-font-color="true" style:text-underline-type="none"/>
    </style:style>
    <style:style style:name="T443" style:parent-style-name="Lienhypertexte" style:family="text">
      <style:text-properties style:use-window-font-color="true" style:text-underline-type="none"/>
    </style:style>
    <style:style style:name="T444" style:parent-style-name="Lienhypertexte" style:family="text">
      <style:text-properties style:use-window-font-color="true" style:text-underline-type="none"/>
    </style:style>
    <style:style style:name="T445" style:parent-style-name="Lienhypertexte" style:family="text">
      <style:text-properties style:use-window-font-color="true" style:text-underline-type="none"/>
    </style:style>
    <style:style style:name="T446" style:parent-style-name="Lienhypertexte" style:family="text">
      <style:text-properties style:use-window-font-color="true" style:text-underline-type="none"/>
    </style:style>
    <style:style style:name="T447" style:parent-style-name="Lienhypertexte" style:family="text">
      <style:text-properties style:use-window-font-color="true" style:text-underline-type="none"/>
    </style:style>
    <style:style style:name="T448" style:parent-style-name="Lienhypertexte" style:family="text">
      <style:text-properties style:use-window-font-color="true" style:text-underline-type="none"/>
    </style:style>
    <style:style style:name="T449" style:parent-style-name="Lienhypertexte" style:family="text">
      <style:text-properties style:use-window-font-color="true" style:text-underline-type="none"/>
    </style:style>
    <style:style style:name="T450" style:parent-style-name="Lienhypertexte" style:family="text">
      <style:text-properties style:use-window-font-color="true" style:text-underline-type="none"/>
    </style:style>
    <style:style style:name="T451" style:parent-style-name="Lienhypertexte" style:family="text">
      <style:text-properties style:use-window-font-color="true" style:text-underline-type="none"/>
    </style:style>
    <style:style style:name="T452" style:parent-style-name="Lienhypertexte" style:family="text">
      <style:text-properties style:use-window-font-color="true" style:text-underline-type="none"/>
    </style:style>
    <style:style style:name="T453" style:parent-style-name="Lienhypertexte" style:family="text">
      <style:text-properties style:use-window-font-color="true" style:text-underline-type="none"/>
    </style:style>
    <style:style style:name="T454" style:parent-style-name="Lienhypertexte" style:family="text">
      <style:text-properties style:use-window-font-color="true" style:text-underline-type="none"/>
    </style:style>
    <style:style style:name="T455" style:parent-style-name="Lienhypertexte" style:family="text">
      <style:text-properties style:use-window-font-color="true" style:text-underline-type="none"/>
    </style:style>
    <style:style style:name="T456" style:parent-style-name="Lienhypertexte" style:family="text">
      <style:text-properties style:use-window-font-color="true" style:text-underline-type="none"/>
    </style:style>
    <style:style style:name="T457" style:parent-style-name="Lienhypertexte" style:family="text">
      <style:text-properties style:use-window-font-color="true" style:text-underline-type="none"/>
    </style:style>
    <style:style style:name="T458" style:parent-style-name="Lienhypertexte" style:family="text">
      <style:text-properties style:use-window-font-color="true" style:text-underline-type="none"/>
    </style:style>
    <style:style style:name="T459" style:parent-style-name="Lienhypertexte" style:family="text">
      <style:text-properties style:use-window-font-color="true" style:text-underline-type="none"/>
    </style:style>
    <style:style style:name="T460" style:parent-style-name="Lienhypertexte" style:family="text">
      <style:text-properties style:use-window-font-color="true" style:text-underline-type="none"/>
    </style:style>
    <style:style style:name="T461" style:parent-style-name="Lienhypertexte" style:family="text">
      <style:text-properties style:use-window-font-color="true" style:text-underline-type="none"/>
    </style:style>
    <style:style style:name="T462" style:parent-style-name="Lienhypertexte" style:family="text">
      <style:text-properties style:use-window-font-color="true" style:text-underline-type="none"/>
    </style:style>
    <style:style style:name="T463" style:parent-style-name="Lienhypertexte" style:family="text">
      <style:text-properties style:use-window-font-color="true" style:text-underline-type="none"/>
    </style:style>
    <style:style style:name="T464" style:parent-style-name="Lienhypertexte" style:family="text">
      <style:text-properties style:use-window-font-color="true" style:text-underline-type="none"/>
    </style:style>
    <style:style style:name="T465" style:parent-style-name="Lienhypertexte" style:family="text">
      <style:text-properties style:use-window-font-color="true" style:text-underline-type="none"/>
    </style:style>
    <style:style style:name="T466" style:parent-style-name="Lienhypertexte" style:family="text">
      <style:text-properties style:use-window-font-color="true" style:text-underline-type="none"/>
    </style:style>
    <style:style style:name="T467" style:parent-style-name="Lienhypertexte" style:family="text">
      <style:text-properties style:use-window-font-color="true" style:text-underline-type="none"/>
    </style:style>
    <style:style style:name="T468" style:parent-style-name="Lienhypertexte" style:family="text">
      <style:text-properties style:use-window-font-color="true" style:text-underline-type="none"/>
    </style:style>
    <style:style style:name="T469" style:parent-style-name="Lienhypertexte" style:family="text">
      <style:text-properties style:use-window-font-color="true" style:text-underline-type="none"/>
    </style:style>
    <style:style style:name="T470" style:parent-style-name="Lienhypertexte" style:family="text">
      <style:text-properties style:use-window-font-color="true" style:text-underline-type="none"/>
    </style:style>
    <style:style style:name="T471" style:parent-style-name="Lienhypertexte" style:family="text">
      <style:text-properties style:use-window-font-color="true" style:text-underline-type="none"/>
    </style:style>
    <style:style style:name="T472" style:parent-style-name="Lienhypertexte" style:family="text">
      <style:text-properties style:use-window-font-color="true" style:text-underline-type="none"/>
    </style:style>
    <style:style style:name="T473" style:parent-style-name="Lienhypertexte" style:family="text">
      <style:text-properties style:font-name="Symbol" style:font-name-asian="Symbol" style:font-name-complex="Symbol" style:use-window-font-color="true" style:text-underline-type="none"/>
    </style:style>
    <style:style style:name="T474" style:parent-style-name="Lienhypertexte" style:family="text">
      <style:text-properties style:use-window-font-color="true" style:text-underline-type="none"/>
    </style:style>
    <style:style style:name="T475" style:parent-style-name="Lienhypertexte" style:family="text">
      <style:text-properties style:use-window-font-color="true" style:text-underline-type="none"/>
    </style:style>
    <style:style style:name="T476" style:parent-style-name="Lienhypertexte" style:family="text">
      <style:text-properties style:use-window-font-color="true" style:text-underline-type="none"/>
    </style:style>
    <style:style style:name="T477" style:parent-style-name="Lienhypertexte" style:family="text">
      <style:text-properties style:use-window-font-color="true" style:text-underline-type="none"/>
    </style:style>
    <style:style style:name="T478" style:parent-style-name="Lienhypertexte" style:family="text">
      <style:text-properties style:use-window-font-color="true" style:text-underline-type="none"/>
    </style:style>
    <style:style style:name="T479" style:parent-style-name="Lienhypertexte" style:family="text">
      <style:text-properties style:use-window-font-color="true" style:text-underline-type="none"/>
    </style:style>
    <style:style style:name="T480" style:parent-style-name="Lienhypertexte" style:family="text">
      <style:text-properties style:use-window-font-color="true" style:text-underline-type="none"/>
    </style:style>
    <style:style style:name="T481" style:parent-style-name="Lienhypertexte" style:family="text">
      <style:text-properties style:use-window-font-color="true" style:text-underline-type="none"/>
    </style:style>
    <style:style style:name="T482" style:parent-style-name="Lienhypertexte" style:family="text">
      <style:text-properties style:use-window-font-color="true" style:text-underline-type="none"/>
    </style:style>
    <style:style style:name="T483" style:parent-style-name="Lienhypertexte" style:family="text">
      <style:text-properties style:use-window-font-color="true" style:text-underline-type="none"/>
    </style:style>
    <style:style style:name="T484" style:parent-style-name="Lienhypertexte" style:family="text">
      <style:text-properties style:use-window-font-color="true" style:text-underline-type="none"/>
    </style:style>
    <style:style style:name="T485" style:parent-style-name="Lienhypertexte" style:family="text">
      <style:text-properties style:use-window-font-color="true" style:text-underline-type="none"/>
    </style:style>
    <style:style style:name="T486" style:parent-style-name="Lienhypertexte" style:family="text">
      <style:text-properties style:use-window-font-color="true" style:text-underline-type="none"/>
    </style:style>
    <style:style style:name="T487" style:parent-style-name="Lienhypertexte" style:family="text">
      <style:text-properties style:use-window-font-color="true" style:text-underline-type="none"/>
    </style:style>
    <style:style style:name="T488" style:parent-style-name="Lienhypertexte" style:family="text">
      <style:text-properties style:use-window-font-color="true" style:text-underline-type="none"/>
    </style:style>
    <style:style style:name="T489" style:parent-style-name="Policepardéfaut" style:family="text">
      <style:text-properties style:text-position="-281.8% 100%"/>
    </style:style>
    <style:style style:name="T490" style:parent-style-name="Policepardéfaut" style:family="text">
      <style:text-properties fo:language="fr" fo:country="FR"/>
    </style:style>
    <style:style style:name="T491" style:parent-style-name="Policepardéfaut" style:family="text">
      <style:text-properties fo:language="fr" fo:country="FR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Michelson - Interferometer</text:h>
      <text:p text:style-name="Normal"/>
      <text:p text:style-name="Normal"><text:a xlink:href="https://fr.pons.com/traduction/français-allemand/En" office:target-frame-name="_blank" xlink:show="new"><text:span text:style-name="T2">En</text:span></text:a><text:s/>1881<text:s/><text:a xlink:href="https://fr.pons.com/traduction/français-allemand/construisait" office:target-frame-name="_blank" xlink:show="new"><text:span text:style-name="T3">construisait</text:span></text:a><text:s/><text:a xlink:href="https://fr.pons.com/traduction/français-allemand/A." office:target-frame-name="_blank" xlink:show="new"><text:span text:style-name="T4">A.</text:span></text:a><text:s/><text:a xlink:href="https://fr.pons.com/traduction/français-allemand/A." office:target-frame-name="_blank" xlink:show="new"><text:span text:style-name="T5">A.</text:span></text:a><text:s/><text:a xlink:href="https://fr.pons.com/traduction/français-allemand/Prouver" office:target-frame-name="_blank" xlink:show="new"><text:span text:style-name="T6">Prouver</text:span></text:a><text:s/><text:a xlink:href="https://fr.pons.com/traduction/français-allemand/à" office:target-frame-name="_blank" xlink:show="new"><text:span text:style-name="T7">à</text:span></text:a><text:s/><text:a xlink:href="https://fr.pons.com/traduction/français-allemand/Michelson" office:target-frame-name="_blank" xlink:show="new"><text:span text:style-name="T8">Michelson</text:span></text:a><text:s/><text:a xlink:href="https://fr.pons.com/traduction/français-allemand/son" office:target-frame-name="_blank" xlink:show="new"><text:span text:style-name="T9">son</text:span></text:a><text:s/><text:a xlink:href="https://fr.pons.com/traduction/français-allemand/interféromètre" office:target-frame-name="_blank" xlink:show="new"><text:span text:style-name="T10">interféromètre</text:span></text:a><text:s/><text:a xlink:href="https://fr.pons.com/traduction/français-allemand/autour" office:target-frame-name="_blank" xlink:show="new"><text:span text:style-name="T11">autour</text:span></text:a><text:s/><text:a xlink:href="https://fr.pons.com/traduction/français-allemand/d'avec" office:target-frame-name="_blank" xlink:show="new"><text:span text:style-name="T12">d'avec</text:span></text:a><text:s/><text:a xlink:href="https://fr.pons.com/traduction/français-allemand/cela" office:target-frame-name="_blank" xlink:show="new"><text:span text:style-name="T13">cela</text:span></text:a><text:s/><text:a xlink:href="https://fr.pons.com/traduction/français-allemand/l'existence" office:target-frame-name="_blank" xlink:show="new"><text:span text:style-name="T14">l'existence</text:span></text:a><text:s/><text:a xlink:href="https://fr.pons.com/traduction/français-allemand/du" office:target-frame-name="_blank" xlink:show="new"><text:span text:style-name="T15">du</text:span></text:a><text:s/><text:a xlink:href="https://fr.pons.com/traduction/français-allemand/soi-disant" office:target-frame-name="_blank" xlink:show="new"><text:span text:style-name="T16">soi-disant</text:span></text:a><text:s/><text:a xlink:href="https://fr.pons.com/traduction/français-allemand/éther" office:target-frame-name="_blank" xlink:show="new"><text:span text:style-name="T17">éther</text:span></text:a><text:s/><text:a xlink:href="https://fr.pons.com/traduction/français-allemand/–" office:target-frame-name="_blank" xlink:show="new"><text:span text:style-name="T18">–</text:span></text:a><text:s/><text:a xlink:href="https://fr.pons.com/traduction/français-allemand/concernant" office:target-frame-name="_blank" xlink:show="new"><text:span text:style-name="T19">concernant</text:span></text:a><text:s/><text:a xlink:href="https://fr.pons.com/traduction/français-allemand/quoi" office:target-frame-name="_blank" xlink:show="new"><text:span text:style-name="T20">quoi</text:span></text:a><text:s/><text:a xlink:href="https://fr.pons.com/traduction/français-allemand/la" office:target-frame-name="_blank" xlink:show="new"><text:span text:style-name="T21">la</text:span></text:a><text:s/><text:a xlink:href="https://fr.pons.com/traduction/français-allemand/lumière" office:target-frame-name="_blank" xlink:show="new"><text:span text:style-name="T22">lumière</text:span></text:a><text:s/><text:a xlink:href="https://fr.pons.com/traduction/français-allemand/doit" office:target-frame-name="_blank" xlink:show="new"><text:span text:style-name="T23">doit</text:span></text:a><text:s/><text:a xlink:href="https://fr.pons.com/traduction/français-allemand/se" office:target-frame-name="_blank" xlink:show="new"><text:span text:style-name="T24">se</text:span></text:a><text:s/><text:a xlink:href="https://fr.pons.com/traduction/français-allemand/propager" office:target-frame-name="_blank" xlink:show="new"><text:span text:style-name="T25">propager</text:span></text:a>-.<text:s/><text:a xlink:href="https://fr.pons.com/traduction/français-allemand/Aujourd'hui" office:target-frame-name="_blank" xlink:show="new"><text:span text:style-name="T26">Aujourd'hui</text:span></text:a><text:s/><text:a xlink:href="https://fr.pons.com/traduction/français-allemand/même" office:target-frame-name="_blank" xlink:show="new"><text:span text:style-name="T27">même</text:span></text:a>,<text:s/><text:a xlink:href="https://fr.pons.com/traduction/français-allemand/le" office:target-frame-name="_blank" xlink:show="new"><text:span text:style-name="T28">le</text:span></text:a><text:s/><text:a xlink:href="https://fr.pons.com/traduction/français-allemand/principe" office:target-frame-name="_blank" xlink:show="new"><text:span text:style-name="T29">principe</text:span></text:a><text:s/><text:a xlink:href="https://fr.pons.com/traduction/français-allemand/d'interféromètre" office:target-frame-name="_blank" xlink:show="new"><text:span text:style-name="T30">d'interféromètre</text:span></text:a><text:s/><text:a xlink:href="https://fr.pons.com/traduction/français-allemand/après" office:target-frame-name="_blank" xlink:show="new"><text:span text:style-name="T31">après</text:span></text:a><text:s/><text:a xlink:href="https://fr.pons.com/traduction/français-allemand/Michelson" office:target-frame-name="_blank" xlink:show="new"><text:span text:style-name="T32">Michelson</text:span></text:a><text:s/><text:a xlink:href="https://fr.pons.com/traduction/français-allemand/est" office:target-frame-name="_blank" xlink:show="new"><text:span text:style-name="T33">est</text:span></text:a><text:s/>u<text:a xlink:href="https://fr.pons.com/traduction/français-allemand/tilisé" office:target-frame-name="_blank" xlink:show="new"><text:span text:style-name="T34">tilisé</text:span></text:a><text:s/><text:a xlink:href="https://fr.pons.com/traduction/français-allemand/aussi" office:target-frame-name="_blank" xlink:show="new"><text:span text:style-name="T35">aussi</text:span></text:a><text:s/><text:a xlink:href="https://fr.pons.com/traduction/français-allemand/pour" office:target-frame-name="_blank" xlink:show="new"><text:span text:style-name="T36">pour</text:span></text:a><text:s/><text:a xlink:href="https://fr.pons.com/traduction/français-allemand/effectuer" office:target-frame-name="_blank" xlink:show="new"><text:span text:style-name="T37">effectuer</text:span></text:a><text:s/><text:a xlink:href="https://fr.pons.com/traduction/français-allemand/très" office:target-frame-name="_blank" xlink:show="new"><text:span text:style-name="T38">très</text:span></text:a><text:s/><text:a xlink:href="https://fr.pons.com/traduction/français-allemand/exactement" office:target-frame-name="_blank" xlink:show="new"><text:span text:style-name="T39">exactement</text:span></text:a><text:s/><text:a xlink:href="https://fr.pons.com/traduction/français-allemand/des" office:target-frame-name="_blank" xlink:show="new"><text:span text:style-name="T40">des</text:span></text:a><text:s/><text:a xlink:href="https://fr.pons.com/traduction/français-allemand/mesurages" office:target-frame-name="_blank" xlink:show="new"><text:span text:style-name="T41">mesurages</text:span></text:a><text:s/><text:a xlink:href="https://fr.pons.com/traduction/français-allemand/comme" office:target-frame-name="_blank" xlink:show="new"><text:span text:style-name="T42">comme</text:span></text:a><text:s/><text:a xlink:href="https://fr.pons.com/traduction/français-allemand/par" office:target-frame-name="_blank" xlink:show="new"><text:span text:style-name="T43">par</text:span></text:a><text:s/><text:a xlink:href="https://fr.pons.com/traduction/français-allemand/exemple" office:target-frame-name="_blank" xlink:show="new"><text:span text:style-name="T44">exemple</text:span></text:a><text:s/><text:a xlink:href="https://fr.pons.com/traduction/français-allemand/les" office:target-frame-name="_blank" xlink:show="new"><text:span text:style-name="T45">les</text:span></text:a><text:s/><text:a xlink:href="https://fr.pons.com/traduction/français-allemand/foires" office:target-frame-name="_blank" xlink:show="new"><text:span text:style-name="T46">foires</text:span></text:a><text:s/><text:a xlink:href="https://fr.pons.com/traduction/français-allemand/de" office:target-frame-name="_blank" xlink:show="new"><text:span text:style-name="T47">de</text:span></text:a><text:s/><text:a xlink:href="https://fr.pons.com/traduction/français-allemand/la" office:target-frame-name="_blank" xlink:show="new"><text:span text:style-name="T48">la</text:span></text:a><text:s/><text:a xlink:href="https://fr.pons.com/traduction/français-allemand/longueur" office:target-frame-name="_blank" xlink:show="new"><text:span text:style-name="T49">longueur</text:span></text:a><text:s/><text:a xlink:href="https://fr.pons.com/traduction/français-allemand/d'onde" office:target-frame-name="_blank" xlink:show="new"><text:span text:style-name="T50">d'onde</text:span></text:a><text:s/><text:a xlink:href="https://fr.pons.com/traduction/français-allemand/de" office:target-frame-name="_blank" xlink:show="new"><text:span text:style-name="T51">de</text:span></text:a><text:s/><text:a xlink:href="https://fr.pons.com/traduction/français-allemand/la" office:target-frame-name="_blank" xlink:show="new"><text:span text:style-name="T52">la</text:span></text:a><text:s/><text:a xlink:href="https://fr.pons.com/traduction/français-allemand/lumière" office:target-frame-name="_blank" xlink:show="new"><text:span text:style-name="T53">lumière</text:span></text:a>,<text:s/><text:a xlink:href="https://fr.pons.com/traduction/français-allemand/les" office:target-frame-name="_blank" xlink:show="new"><text:span text:style-name="T54">les</text:span></text:a><text:s/><text:a xlink:href="https://fr.pons.com/traduction/français-allemand/distances" office:target-frame-name="_blank" xlink:show="new"><text:span text:style-name="T55">distances</text:span></text:a><text:s/><text:a xlink:href="https://fr.pons.com/traduction/français-allemand/très" office:target-frame-name="_blank" xlink:show="new"><text:span text:style-name="T56">très</text:span></text:a><text:s/><text:a xlink:href="https://fr.pons.com/traduction/français-allemand/petites" office:target-frame-name="_blank" xlink:show="new"><text:span text:style-name="T57">petites</text:span></text:a><text:s/><text:a xlink:href="https://fr.pons.com/traduction/français-allemand/ou" office:target-frame-name="_blank" xlink:show="new"><text:span text:style-name="T58">ou</text:span></text:a><text:s/><text:a xlink:href="https://fr.pons.com/traduction/français-allemand/les" office:target-frame-name="_blank" xlink:show="new"><text:span text:style-name="T59">les</text:span></text:a><text:s/><text:a xlink:href="https://fr.pons.com/traduction/français-allemand/déplacements" office:target-frame-name="_blank" xlink:show="new"><text:span text:style-name="T60">déplacements</text:span></text:a><text:s/><text:a xlink:href="https://fr.pons.com/traduction/français-allemand/ou" office:target-frame-name="_blank" xlink:show="new"><text:span text:style-name="T61">ou</text:span></text:a><text:s/><text:a xlink:href="https://fr.pons.com/traduction/français-allemand/à" office:target-frame-name="_blank" xlink:show="new"><text:span text:style-name="T62">à</text:span></text:a><text:s/><text:a xlink:href="https://fr.pons.com/traduction/français-allemand/l'analyse" office:target-frame-name="_blank" xlink:show="new"><text:span text:style-name="T63">l'analyse</text:span></text:a><text:s/><text:a xlink:href="https://fr.pons.com/traduction/français-allemand/des" office:target-frame-name="_blank" xlink:show="new"><text:span text:style-name="T64">des</text:span></text:a><text:s/><text:a xlink:href="https://fr.pons.com/traduction/français-allemand/milieux" office:target-frame-name="_blank" xlink:show="new"><text:span text:style-name="T65">milieux</text:span></text:a><text:s/><text:a xlink:href="https://fr.pons.com/traduction/français-allemand/optiques" office:target-frame-name="_blank" xlink:show="new"><text:span text:style-name="T66">optiques</text:span></text:a>.<text:s/><text:line-break/><text:a xlink:href="https://fr.pons.com/traduction/français-allemand/La" office:target-frame-name="_blank" xlink:show="new"><text:span text:style-name="T67">La</text:span></text:a><text:s/><text:a xlink:href="https://fr.pons.com/traduction/français-allemand/figure" office:target-frame-name="_blank" xlink:show="new"><text:span text:style-name="T68">figure</text:span></text:a><text:s/><text:a xlink:href="https://fr.pons.com/traduction/français-allemand/mentionnée" office:target-frame-name="_blank" xlink:show="new"><text:span text:style-name="T69">mentionnée</text:span></text:a><text:s/><text:a xlink:href="https://fr.pons.com/traduction/français-allemand/ci-dessous" office:target-frame-name="_blank" xlink:show="new"><text:span text:style-name="T70">ci-dessous</text:span></text:a><text:s/><text:a xlink:href="https://fr.pons.com/traduction/français-allemand/montre" office:target-frame-name="_blank" xlink:show="new"><text:span text:style-name="T71">montre</text:span></text:a><text:s/><text:a xlink:href="https://fr.pons.com/traduction/français-allemand/la" office:target-frame-name="_blank" xlink:show="new"><text:span text:style-name="T72">la</text:span></text:a><text:s/><text:a xlink:href="https://fr.pons.com/traduction/français-allemand/construction" office:target-frame-name="_blank" xlink:show="new"><text:span text:style-name="T73">construction</text:span></text:a><text:s/><text:a xlink:href="https://fr.pons.com/traduction/français-allemand/schématique" office:target-frame-name="_blank" xlink:show="new"><text:span text:style-name="T74">schématique</text:span></text:a><text:s/><text:a xlink:href="https://fr.pons.com/traduction/français-allemand/de" office:target-frame-name="_blank" xlink:show="new"><text:span text:style-name="T75">de</text:span></text:a><text:s/><text:a xlink:href="https://fr.pons.com/traduction/français-allemand/l'interféromètre" office:target-frame-name="_blank" xlink:show="new"><text:span text:style-name="T76">l'interféromètre</text:span></text:a>.<text:s/><text:a xlink:href="https://fr.pons.com/traduction/français-allemand/Un" office:target-frame-name="_blank" xlink:show="new"><text:span text:style-name="T77">Un</text:span></text:a><text:s/><text:a xlink:href="https://fr.pons.com/traduction/français-allemand/rayon" office:target-frame-name="_blank" xlink:show="new"><text:span text:style-name="T78">rayon</text:span></text:a><text:s/><text:a xlink:href="https://fr.pons.com/traduction/français-allemand/laser" office:target-frame-name="_blank" xlink:show="new"><text:span text:style-name="T79">laser</text:span></text:a><text:s/><text:a xlink:href="https://fr.pons.com/traduction/français-allemand/touche" office:target-frame-name="_blank" xlink:show="new"><text:span text:style-name="T80">touche</text:span></text:a><text:s/><text:a xlink:href="https://fr.pons.com/traduction/français-allemand/un" office:target-frame-name="_blank" xlink:show="new"><text:span text:style-name="T81">un</text:span></text:a><text:s/><text:a xlink:href="https://fr.pons.com/traduction/français-allemand/miroir" office:target-frame-name="_blank" xlink:show="new"><text:span text:style-name="T82">miroir</text:span></text:a><text:s/><text:a xlink:href="https://fr.pons.com/traduction/français-allemand/demi" office:target-frame-name="_blank" xlink:show="new"><text:span text:style-name="T83">demi</text:span></text:a><text:s/><text:a xlink:href="https://fr.pons.com/traduction/français-allemand/perméable" office:target-frame-name="_blank" xlink:show="new"><text:span text:style-name="T84">perméable</text:span></text:a><text:s/>(50%<text:s/><text:a xlink:href="https://fr.pons.com/traduction/français-allemand/de" office:target-frame-name="_blank" xlink:show="new"><text:span text:style-name="T85">de</text:span></text:a><text:s/><text:a xlink:href="https://fr.pons.com/traduction/français-allemand/l'intensité" office:target-frame-name="_blank" xlink:show="new"><text:span text:style-name="T86">l'intensité</text:span></text:a><text:s/><text:a xlink:href="https://fr.pons.com/traduction/français-allemand/on" office:target-frame-name="_blank" xlink:show="new"><text:span text:style-name="T87">on</text:span></text:a><text:s/><text:a xlink:href="https://fr.pons.com/traduction/français-allemand/reflète" office:target-frame-name="_blank" xlink:show="new"><text:span text:style-name="T88">reflète</text:span></text:a><text:s/><text:a xlink:href="https://fr.pons.com/traduction/français-allemand/et" office:target-frame-name="_blank" xlink:show="new"><text:span text:style-name="T89">et</text:span></text:a><text:s/>50%<text:s/><text:a xlink:href="https://fr.pons.com/traduction/français-allemand/transmittiert" office:target-frame-name="_blank" xlink:show="new"><text:span text:style-name="T90">transmittiert</text:span></text:a>).<text:s/><text:a xlink:href="https://fr.pons.com/traduction/français-allemand/Les" office:target-frame-name="_blank" xlink:show="new"><text:span text:style-name="T91">Les</text:span></text:a><text:s/><text:a xlink:href="https://fr.pons.com/traduction/français-allemand/rayons" office:target-frame-name="_blank" xlink:show="new"><text:span text:style-name="T92">rayons</text:span></text:a><text:s/><text:a xlink:href="https://fr.pons.com/traduction/français-allemand/partiels" office:target-frame-name="_blank" xlink:show="new"><text:span text:style-name="T93">partiels</text:span></text:a><text:s/><text:a xlink:href="https://fr.pons.com/traduction/français-allemand/si" office:target-frame-name="_blank" xlink:show="new"><text:span text:style-name="T94">si</text:span></text:a><text:s/><text:a xlink:href="https://fr.pons.com/traduction/français-allemand/nés" office:target-frame-name="_blank" xlink:show="new"><text:span text:style-name="T95">nés</text:span></text:a><text:s/><text:a xlink:href="https://fr.pons.com/traduction/français-allemand/sont" office:target-frame-name="_blank" xlink:show="new"><text:span text:style-name="T96">sont</text:span></text:a><text:s/><text:a xlink:href="https://fr.pons.com/traduction/français-allemand/dans" office:target-frame-name="_blank" xlink:show="new"><text:span text:style-name="T97">dans</text:span></text:a><text:s/><text:a xlink:href="https://fr.pons.com/traduction/français-allemand/la" office:target-frame-name="_blank" xlink:show="new"><text:span text:style-name="T98">la</text:span></text:a><text:s/><text:a xlink:href="https://fr.pons.com/traduction/français-allemand/phase" office:target-frame-name="_blank" xlink:show="new"><text:span text:style-name="T99">phase</text:span></text:a><text:s/><text:a xlink:href="https://fr.pons.com/traduction/français-allemand/et" office:target-frame-name="_blank" xlink:show="new"><text:span text:style-name="T100">et</text:span></text:a><text:s/><text:a xlink:href="https://fr.pons.com/traduction/français-allemand/courent" office:target-frame-name="_blank" xlink:show="new"><text:span text:style-name="T101">courent</text:span></text:a><text:s/><text:a xlink:href="https://fr.pons.com/traduction/français-allemand/en" office:target-frame-name="_blank" xlink:show="new"><text:span text:style-name="T102">en</text:span></text:a><text:s/><text:a xlink:href="https://fr.pons.com/traduction/français-allemand/direction" office:target-frame-name="_blank" xlink:show="new"><text:span text:style-name="T103">direction</text:span></text:a><text:s/><text:a xlink:href="https://fr.pons.com/traduction/français-allemand/de" office:target-frame-name="_blank" xlink:show="new"><text:span text:style-name="T104">de</text:span></text:a><text:s/><text:a xlink:href="https://fr.pons.com/traduction/français-allemand/deux" office:target-frame-name="_blank" xlink:show="new"><text:span text:style-name="T105">deux</text:span></text:a><text:s/><text:a xlink:href="https://fr.pons.com/traduction/français-allemand/miroirs" office:target-frame-name="_blank" xlink:show="new"><text:span text:style-name="T106">miroirs</text:span></text:a>.<text:s/><text:a xlink:href="https://fr.pons.com/traduction/français-allemand/Un" office:target-frame-name="_blank" xlink:show="new"><text:span text:style-name="T107">Un</text:span></text:a><text:s/><text:a xlink:href="https://fr.pons.com/traduction/français-allemand/rayon" office:target-frame-name="_blank" xlink:show="new"><text:span text:style-name="T108">rayon</text:span></text:a><text:s/><text:a xlink:href="https://fr.pons.com/traduction/français-allemand/est" office:target-frame-name="_blank" xlink:show="new"><text:span text:style-name="T109">est</text:span></text:a><text:s/><text:a xlink:href="https://fr.pons.com/traduction/français-allemand/reflété" office:target-frame-name="_blank" xlink:show="new"><text:span text:style-name="T110">reflété</text:span></text:a><text:s/><text:a xlink:href="https://fr.pons.com/traduction/français-allemand/dans" office:target-frame-name="_blank" xlink:show="new"><text:span text:style-name="T111">dans</text:span></text:a><text:s/><text:a xlink:href="https://fr.pons.com/traduction/français-allemand/le" office:target-frame-name="_blank" xlink:show="new"><text:span text:style-name="T112">le</text:span></text:a><text:s/><text:a xlink:href="https://fr.pons.com/traduction/français-allemand/miroir" office:target-frame-name="_blank" xlink:show="new"><text:span text:style-name="T113">miroir</text:span></text:a><text:s/><text:a xlink:href="https://fr.pons.com/traduction/français-allemand/ferme" office:target-frame-name="_blank" xlink:show="new"><text:span text:style-name="T114">ferme</text:span></text:a><text:s/><text:a xlink:href="https://fr.pons.com/traduction/français-allemand/M1" office:target-frame-name="_blank" xlink:show="new"><text:span text:style-name="T115">M1</text:span></text:a>,<text:s/><text:a xlink:href="https://fr.pons.com/traduction/français-allemand/l'autre" office:target-frame-name="_blank" xlink:show="new"><text:span text:style-name="T116">l'autre</text:span></text:a><text:s/><text:a xlink:href="https://fr.pons.com/traduction/français-allemand/dans" office:target-frame-name="_blank" xlink:show="new"><text:span text:style-name="T117">dans</text:span></text:a><text:s/><text:a xlink:href="https://fr.pons.com/traduction/français-allemand/le" office:target-frame-name="_blank" xlink:show="new"><text:span text:style-name="T118">le</text:span></text:a><text:s/><text:a xlink:href="https://fr.pons.com/traduction/français-allemand/miroir" office:target-frame-name="_blank" xlink:show="new"><text:span text:style-name="T119">miroir</text:span></text:a><text:s/><text:a xlink:href="https://fr.pons.com/traduction/français-allemand/mobile" office:target-frame-name="_blank" xlink:show="new"><text:span text:style-name="T120">mobile</text:span></text:a><text:s/><text:a xlink:href="https://fr.pons.com/traduction/français-allemand/M2" office:target-frame-name="_blank" xlink:show="new"><text:span text:style-name="T121">M2</text:span></text:a>.<text:s/><text:a xlink:href="https://fr.pons.com/traduction/français-allemand/Deux" office:target-frame-name="_blank" xlink:show="new"><text:span text:style-name="T122">Deux</text:span></text:a><text:s/><text:a xlink:href="https://fr.pons.com/traduction/français-allemand/rayons" office:target-frame-name="_blank" xlink:show="new"><text:span text:style-name="T123">rayons</text:span></text:a>,<text:s/><text:a xlink:href="https://fr.pons.com/traduction/français-allemand/qui" office:target-frame-name="_blank" xlink:show="new"><text:span text:style-name="T124">qui</text:span></text:a><text:s/><text:a xlink:href="https://fr.pons.com/traduction/français-allemand/reviennent" office:target-frame-name="_blank" xlink:show="new"><text:span text:style-name="T125">reviennent</text:span></text:a><text:s/><text:a xlink:href="https://fr.pons.com/traduction/français-allemand/de" office:target-frame-name="_blank" xlink:show="new"><text:span text:style-name="T126">de</text:span></text:a><text:s/><text:a xlink:href="https://fr.pons.com/traduction/français-allemand/M1" office:target-frame-name="_blank" xlink:show="new"><text:span text:style-name="T127">M1</text:span></text:a><text:s/><text:a xlink:href="https://fr.pons.com/traduction/français-allemand/et" office:target-frame-name="_blank" xlink:show="new"><text:span text:style-name="T128">et</text:span></text:a><text:s/><text:a xlink:href="https://fr.pons.com/traduction/français-allemand/M2" office:target-frame-name="_blank" xlink:show="new"><text:span text:style-name="T129">M2</text:span></text:a><text:s/><text:a xlink:href="https://fr.pons.com/traduction/français-allemand/traversent" office:target-frame-name="_blank" xlink:show="new"><text:span text:style-name="T130">traversent</text:span></text:a><text:s/><text:a xlink:href="https://fr.pons.com/traduction/français-allemand/là-derrière" office:target-frame-name="_blank" xlink:show="new"><text:span text:style-name="T131">là-derrière</text:span></text:a><text:s/><text:a xlink:href="https://fr.pons.com/traduction/français-allemand/de" office:target-frame-name="_blank" xlink:show="new"><text:span text:style-name="T132">de</text:span></text:a><text:s/><text:a xlink:href="https://fr.pons.com/traduction/français-allemand/façon" office:target-frame-name="_blank" xlink:show="new"><text:span text:style-name="T133">façon</text:span></text:a><text:s/><text:a xlink:href="https://fr.pons.com/traduction/français-allemand/constructive" office:target-frame-name="_blank" xlink:show="new"><text:span text:style-name="T134">constructive</text:span></text:a><text:s/><text:a xlink:href="https://fr.pons.com/traduction/français-allemand/de" office:target-frame-name="_blank" xlink:show="new"><text:span text:style-name="T135">de</text:span></text:a><text:s/><text:a xlink:href="https://fr.pons.com/traduction/français-allemand/nouvea" office:target-frame-name="_blank" xlink:show="new"><text:span text:style-name="T136">nouvea</text:span></text:a>u<text:s/><text:a xlink:href="https://fr.pons.com/traduction/français-allemand/le" office:target-frame-name="_blank" xlink:show="new"><text:span text:style-name="T137">le</text:span></text:a><text:s/><text:a xlink:href="https://fr.pons.com/traduction/français-allemand/miroir" office:target-frame-name="_blank" xlink:show="new"><text:span text:style-name="T138">miroir</text:span></text:a><text:s/><text:a xlink:href="https://fr.pons.com/traduction/français-allemand/demi" office:target-frame-name="_blank" xlink:show="new"><text:span text:style-name="T139">demi</text:span></text:a><text:s/><text:a xlink:href="https://fr.pons.com/traduction/français-allemand/perméable" office:target-frame-name="_blank" xlink:show="new"><text:span text:style-name="T140">perméable</text:span></text:a><text:s/><text:a xlink:href="https://fr.pons.com/traduction/français-allemand/et" office:target-frame-name="_blank" xlink:show="new"><text:span text:style-name="T141">et</text:span></text:a><text:s/><text:a xlink:href="https://fr.pons.com/traduction/français-allemand/interferieren" office:target-frame-name="_blank" xlink:show="new"><text:span text:style-name="T142">interferieren</text:span></text:a>,<text:s/><text:a xlink:href="https://fr.pons.com/traduction/français-allemand/si" office:target-frame-name="_blank" xlink:show="new"><text:span text:style-name="T143">si</text:span></text:a><text:s/><text:a xlink:href="https://fr.pons.com/traduction/français-allemand/la" office:target-frame-name="_blank" xlink:show="new"><text:span text:style-name="T144">la</text:span></text:a><text:s/><text:a xlink:href="https://fr.pons.com/traduction/français-allemand/différence" office:target-frame-name="_blank" xlink:show="new"><text:span text:style-name="T145">différence</text:span></text:a><text:s/><text:a xlink:href="https://fr.pons.com/traduction/français-allemand/de" office:target-frame-name="_blank" xlink:show="new"><text:span text:style-name="T146">de</text:span></text:a><text:s/><text:a xlink:href="https://fr.pons.com/traduction/français-allemand/chemin" office:target-frame-name="_blank" xlink:show="new"><text:span text:style-name="T147">chemin</text:span></text:a><text:s/><text:a xlink:href="https://fr.pons.com/traduction/français-allemand/de" office:target-frame-name="_blank" xlink:show="new"><text:span text:style-name="T148">de</text:span></text:a><text:s/><text:a xlink:href="https://fr.pons.com/traduction/français-allemand/deux" office:target-frame-name="_blank" xlink:show="new"><text:span text:style-name="T149">deux</text:span></text:a><text:s/><text:a xlink:href="https://fr.pons.com/traduction/français-allemand/rayons" office:target-frame-name="_blank" xlink:show="new"><text:span text:style-name="T150">rayons</text:span></text:a><text:s/><text:a xlink:href="https://fr.pons.com/traduction/français-allemand/partiels" office:target-frame-name="_blank" xlink:show="new"><text:span text:style-name="T151">partiels</text:span></text:a><text:s/><text:a xlink:href="https://fr.pons.com/traduction/français-allemand/l" office:target-frame-name="_blank" xlink:show="new"><text:span text:style-name="T152"></text:span><text:span text:style-name="T153">l</text:span></text:a><text:s/><text:a xlink:href="https://fr.pons.com/traduction/français-allemand/tout" office:target-frame-name="_blank" xlink:show="new"><text:span text:style-name="T154">tout</text:span></text:a><text:s/><text:a xlink:href="https://fr.pons.com/traduction/français-allemand/le" office:target-frame-name="_blank" xlink:show="new"><text:span text:style-name="T155">le</text:span></text:a><text:s/><text:a xlink:href="https://fr.pons.com/traduction/français-allemand/chiffre" office:target-frame-name="_blank" xlink:show="new"><text:span text:style-name="T156">chiffre</text:span></text:a><text:s/><text:a xlink:href="https://fr.pons.com/traduction/français-allemand/est" office:target-frame-name="_blank" xlink:show="new"><text:span text:style-name="T157">est</text:span></text:a><text:s/><text:a xlink:href="https://fr.pons.com/traduction/français-allemand/donc" office:target-frame-name="_blank" xlink:show="new"><text:span text:style-name="T158">donc</text:span></text:a><text:s/><text:a xlink:href="https://fr.pons.com/traduction/français-allemand/la" office:target-frame-name="_blank" xlink:show="new"><text:span text:style-name="T159">la</text:span></text:a><text:s/><text:a xlink:href="https://fr.pons.com/traduction/français-allemand/longueur" office:target-frame-name="_blank" xlink:show="new"><text:span text:style-name="T160">longueur</text:span></text:a><text:s/><text:a xlink:href="https://fr.pons.com/traduction/français-allemand/d'ondes" office:target-frame-name="_blank" xlink:show="new"><text:span text:style-name="T161">d'ondes</text:span></text:a><text:s/><text:a xlink:href="https://fr.pons.com/traduction/français-allemand/lumineuses" office:target-frame-name="_blank" xlink:show="new"><text:span text:style-name="T162">lumineuses</text:span></text:a><text:s/><text:a xlink:href="https://fr.pons.com/traduction/français-allemand/:" office:target-frame-name="_blank" xlink:show="new"><text:span text:style-name="T163">:</text:span></text:a><text:tab/><text:span text:style-name="T164"><draw:frame draw:z-index="0" draw:id="id0" draw:style-name="a0" draw:name="Object 1" text:anchor-type="as-char" svg:x="0in" svg:y="0in" svg:width="0.75in" svg:height="0.19792in" style:rel-width="scale" style:rel-height="scale"><draw:object-ole draw:class-id="0003000B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/><text:a xlink:href="https://fr.pons.com/traduction/français-allemand/et" office:target-frame-name="_blank" xlink:show="new"><text:span text:style-name="T165">et</text:span></text:a><text:s/><text:a xlink:href="https://fr.pons.com/traduction/français-allemand/ils" office:target-frame-name="_blank" xlink:show="new"><text:span text:style-name="T166">ils</text:span></text:a><text:s/><text:a xlink:href="https://fr.pons.com/traduction/français-allemand/interferieren" office:target-frame-name="_blank" xlink:show="new"><text:span text:style-name="T167">interferieren</text:span></text:a><text:s/><text:a xlink:href="https://fr.pons.com/traduction/français-allemand/destructif" office:target-frame-name="_blank" xlink:show="new"><text:span text:style-name="T168">destructif</text:span></text:a>,<text:s/><text:a xlink:href="https://fr.pons.com/traduction/français-allemand/si" office:target-frame-name="_blank" xlink:show="new"><text:span text:style-name="T169">si</text:span></text:a><text:s/><text:a xlink:href="https://fr.pons.com/traduction/français-allemand/:" office:target-frame-name="_blank" xlink:show="new"><text:span text:style-name="T170">:</text:span></text:a><text:tab/><text:span text:style-name="T171"><draw:frame draw:z-index="0" draw:id="id1" draw:style-name="a1" draw:name="Object 2" text:anchor-type="as-char" svg:x="0in" svg:y="0in" svg:width="1.08333in" svg:height="0.38542in" style:rel-width="scale" style:rel-height="scale"><draw:object-ole draw:class-id="0003000B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tab/><text:a xlink:href="https://fr.pons.com/traduction/français-allemand/et" office:target-frame-name="_blank" xlink:show="new"><text:span text:style-name="T172">et</text:span></text:a><text:s/><text:a xlink:href="https://fr.pons.com/traduction/français-allemand/le" office:target-frame-name="_blank" xlink:show="new"><text:span text:style-name="T173">le</text:span></text:a><text:s/><text:a xlink:href="https://fr.pons.com/traduction/français-allemand/m" office:target-frame-name="_blank" xlink:show="new"><text:span text:style-name="T174">m</text:span></text:a><text:s/><text:a xlink:href="https://fr.pons.com/traduction/français-allemand/est" office:target-frame-name="_blank" xlink:show="new"><text:span text:style-name="T175">est</text:span></text:a><text:s/><text:a xlink:href="https://fr.pons.com/traduction/français-allemand/tout" office:target-frame-name="_blank" xlink:show="new"><text:span text:style-name="T176">tout</text:span></text:a><text:s/><text:a xlink:href="https://fr.pons.com/traduction/français-allemand/le" office:target-frame-name="_blank" xlink:show="new"><text:span text:style-name="T177">le</text:span></text:a><text:s/><text:a xlink:href="https://fr.pons.com/traduction/français-allemand/chiffre" office:target-frame-name="_blank" xlink:show="new"><text:span text:style-name="T178">chiffre</text:span></text:a>.<text:s/><text:a xlink:href="https://fr.pons.com/traduction/français-allemand/Par" office:target-frame-name="_blank" xlink:show="new"><text:span text:style-name="T179">Par</text:span></text:a><text:s/><text:a xlink:href="https://fr.pons.com/traduction/français-allemand/la" office:target-frame-name="_blank" xlink:show="new"><text:span text:style-name="T180">la</text:span></text:a><text:s/><text:a xlink:href="https://fr.pons.com/traduction/français-allemand/lentille" office:target-frame-name="_blank" xlink:show="new"><text:span text:style-name="T181">lentille</text:span></text:a><text:s/><text:a xlink:href="https://fr.pons.com/traduction/français-allemand/entre" office:target-frame-name="_blank" xlink:show="new"><text:span text:style-name="T182">entre</text:span></text:a><text:s/><text:a xlink:href="https://fr.pons.com/traduction/français-allemand/le" office:target-frame-name="_blank" xlink:show="new"><text:span text:style-name="T183">le</text:span></text:a><text:s/><text:a xlink:href="https://fr.pons.com/traduction/français-allemand/laser" office:target-frame-name="_blank" xlink:show="new"><text:span text:style-name="T184">laser</text:span></text:a><text:s/><text:a xlink:href="https://fr.pons.com/traduction/français-allemand/et" office:target-frame-name="_blank" xlink:show="new"><text:span text:style-name="T185">et</text:span></text:a><text:s/><text:a xlink:href="https://fr.pons.com/traduction/français-allemand/miroir" office:target-frame-name="_blank" xlink:show="new"><text:span text:style-name="T186">miroir</text:span></text:a><text:s/><text:a xlink:href="https://fr.pons.com/traduction/français-allemand/demi" office:target-frame-name="_blank" xlink:show="new"><text:span text:style-name="T187">demi</text:span></text:a><text:s/><text:a xlink:href="https://fr.pons.com/traduction/français-allemand/perméable" office:target-frame-name="_blank" xlink:show="new"><text:span text:style-name="T188">perméable</text:span></text:a>,<text:s/><text:a xlink:href="https://fr.pons.com/traduction/français-allemand/le" office:target-frame-name="_blank" xlink:show="new"><text:span text:style-name="T189">le</text:span></text:a><text:s/><text:a xlink:href="https://fr.pons.com/traduction/français-allemand/rayon" office:target-frame-name="_blank" xlink:show="new"><text:span text:style-name="T190">rayon</text:span></text:a><text:s/><text:a xlink:href="https://fr.pons.com/traduction/français-allemand/naîtra" office:target-frame-name="_blank" xlink:show="new"><text:span text:style-name="T191">naîtra</text:span></text:a><text:s/><text:a xlink:href="https://fr.pons.com/traduction/français-allemand/un" office:target-frame-name="_blank" xlink:show="new"><text:span text:style-name="T192">un</text:span></text:a><text:s/><text:a xlink:href="https://fr.pons.com/traduction/français-allemand/pe" office:target-frame-name="_blank" xlink:show="new"><text:span text:style-name="T193">pe</text:span></text:a>u<text:s/><text:a xlink:href="https://fr.pons.com/traduction/français-allemand/divergent" office:target-frame-name="_blank" xlink:show="new"><text:span text:style-name="T194">divergent</text:span></text:a><text:s/><text:a xlink:href="https://fr.pons.com/traduction/français-allemand/et" office:target-frame-name="_blank" xlink:show="new"><text:span text:style-name="T195">et</text:span></text:a><text:s/><text:a xlink:href="https://fr.pons.com/traduction/français-allemand/sur" office:target-frame-name="_blank" xlink:show="new"><text:span text:style-name="T196">sur</text:span></text:a><text:s/><text:a xlink:href="https://fr.pons.com/traduction/français-allemand/le" office:target-frame-name="_blank" xlink:show="new"><text:span text:style-name="T197">le</text:span></text:a><text:s/><text:a xlink:href="https://fr.pons.com/traduction/français-allemand/parapluie" office:target-frame-name="_blank" xlink:show="new"><text:span text:style-name="T198">parapluie</text:span></text:a><text:s/><text:a xlink:href="https://fr.pons.com/traduction/français-allemand/des" office:target-frame-name="_blank" xlink:show="new"><text:span text:style-name="T199">des</text:span></text:a><text:s/><text:a xlink:href="https://fr.pons.com/traduction/français-allemand/anneaux" office:target-frame-name="_blank" xlink:show="new"><text:span text:style-name="T200">anneaux</text:span></text:a><text:s/><text:a xlink:href="https://fr.pons.com/traduction/français-allemand/d'interférence" office:target-frame-name="_blank" xlink:show="new"><text:span text:style-name="T201">d'interférence</text:span></text:a><text:s/>(<text:a xlink:href="https://fr.pons.com/traduction/français-allemand/ou" office:target-frame-name="_blank" xlink:show="new"><text:span text:style-name="T202">ou</text:span></text:a><text:s/><text:a xlink:href="https://fr.pons.com/traduction/français-allemand/des" office:target-frame-name="_blank" xlink:show="new"><text:span text:style-name="T203">des</text:span></text:a><text:s/><text:a xlink:href="https://fr.pons.com/traduction/français-allemand/hyperboles" office:target-frame-name="_blank" xlink:show="new"><text:span text:style-name="T204">hyperboles</text:span></text:a>).</text:p>
      <text:p text:style-name="Normal"><draw:frame draw:z-index="0" draw:id="id2" draw:style-name="a2" draw:name="Picture 7" text:anchor-type="as-char" svg:x="0in" svg:y="0in" svg:width="6.29167in" svg:height="3.27083in" style:rel-width="scale" style:rel-height="scale"><draw:object-ole draw:class-id="00020907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h text:style-name="P205" text:outline-level="2"/>
      <text:p text:style-name="Normal"><text:a xlink:href="https://fr.pons.com/traduction/français-allemand/Mesurage" office:target-frame-name="_blank" xlink:show="new"><text:span text:style-name="T206">Mesurage</text:span></text:a><text:s/><text:a xlink:href="https://fr.pons.com/traduction/français-allemand/des" office:target-frame-name="_blank" xlink:show="new"><text:span text:style-name="T207">des</text:span></text:a><text:s/><text:a xlink:href="https://fr.pons.com/traduction/français-allemand/petits" office:target-frame-name="_blank" xlink:show="new"><text:span text:style-name="T208">petits</text:span></text:a><text:s/><text:a xlink:href="https://fr.pons.com/traduction/français-allemand/déplacements" office:target-frame-name="_blank" xlink:show="new"><text:span text:style-name="T209">déplacements</text:span></text:a><text:s/><text:line-break/><text:line-break/><text:a xlink:href="https://fr.pons.com/traduction/français-allemand/Si" office:target-frame-name="_blank" xlink:show="new"><text:span text:style-name="T210">Si</text:span></text:a><text:s/><text:a xlink:href="https://fr.pons.com/traduction/français-allemand/le" office:target-frame-name="_blank" xlink:show="new"><text:span text:style-name="T211">le</text:span></text:a><text:s/><text:a xlink:href="https://fr.pons.com/traduction/français-allemand/miroir" office:target-frame-name="_blank" xlink:show="new"><text:span text:style-name="T212">miroir</text:span></text:a><text:s/>(<text:a xlink:href="https://fr.pons.com/traduction/français-allemand/M2" office:target-frame-name="_blank" xlink:show="new"><text:span text:style-name="T213">M2</text:span></text:a>)<text:s/><text:a xlink:href="https://fr.pons.com/traduction/français-allemand/mobile" office:target-frame-name="_blank" xlink:show="new"><text:span text:style-name="T214">mobile</text:span></text:a><text:s/><text:a xlink:href="https://fr.pons.com/traduction/français-allemand/est" office:target-frame-name="_blank" xlink:show="new"><text:span text:style-name="T215">est</text:span></text:a><text:s/><text:a xlink:href="https://fr.pons.com/traduction/français-allemand/déplacé" office:target-frame-name="_blank" xlink:show="new"><text:span text:style-name="T216">déplacé</text:span></text:a>,<text:s/><text:a xlink:href="https://fr.pons.com/traduction/français-allemand/change" office:target-frame-name="_blank" xlink:show="new"><text:span text:style-name="T217">change</text:span></text:a><text:s/><text:a xlink:href="https://fr.pons.com/traduction/français-allemand/le" office:target-frame-name="_blank" xlink:show="new"><text:span text:style-name="T218">le</text:span></text:a><text:s/><text:a xlink:href="https://fr.pons.com/traduction/français-allemand/chemin" office:target-frame-name="_blank" xlink:show="new"><text:span text:style-name="T219">chemin</text:span></text:a><text:s/><text:a xlink:href="https://fr.pons.com/traduction/français-allemand/et" office:target-frame-name="_blank" xlink:show="new"><text:span text:style-name="T220">et</text:span></text:a><text:s/><text:a xlink:href="https://fr.pons.com/traduction/français-allemand/la" office:target-frame-name="_blank" xlink:show="new"><text:span text:style-name="T221">la</text:span></text:a><text:s/><text:a xlink:href="https://fr.pons.com/traduction/français-allemand/durée" office:target-frame-name="_blank" xlink:show="new"><text:span text:style-name="T222">durée</text:span></text:a><text:s/><text:a xlink:href="https://fr.pons.com/traduction/français-allemand/d'un" office:target-frame-name="_blank" xlink:show="new"><text:span text:style-name="T223">d'un</text:span></text:a><text:s/><text:a xlink:href="https://fr.pons.com/traduction/français-allemand/rayon" office:target-frame-name="_blank" xlink:show="new"><text:span text:style-name="T224">rayon</text:span></text:a><text:s/><text:a xlink:href="https://fr.pons.com/traduction/français-allemand/de" office:target-frame-name="_blank" xlink:show="new"><text:span text:style-name="T225">de</text:span></text:a><text:s/><text:a xlink:href="https://fr.pons.com/traduction/français-allemand/lumière" office:target-frame-name="_blank" xlink:show="new"><text:span text:style-name="T226">lumière</text:span></text:a>.<text:s/><text:a xlink:href="https://fr.pons.com/traduction/français-allemand/Si" office:target-frame-name="_blank" xlink:show="new"><text:span text:style-name="T227">Si</text:span></text:a><text:s/><text:a xlink:href="https://fr.pons.com/traduction/français-allemand/le" office:target-frame-name="_blank" xlink:show="new"><text:span text:style-name="T228">le</text:span></text:a><text:s/><text:a xlink:href="https://fr.pons.com/traduction/français-allemand/miroir" office:target-frame-name="_blank" xlink:show="new"><text:span text:style-name="T229">miroir</text:span></text:a><text:s/><text:a xlink:href="https://fr.pons.com/traduction/français-allemand/est" office:target-frame-name="_blank" xlink:show="new"><text:span text:style-name="T230">est</text:span></text:a><text:s/><text:a xlink:href="https://fr.pons.com/traduction/français-allemand/déplacé" office:target-frame-name="_blank" xlink:show="new"><text:span text:style-name="T231">déplacé</text:span></text:a><text:s/><text:a xlink:href="https://fr.pons.com/traduction/français-allemand/autour" office:target-frame-name="_blank" xlink:show="new"><text:span text:style-name="T232">autour</text:span></text:a><text:s/><text:a xlink:href="https://fr.pons.com/traduction/français-allemand/de" office:target-frame-name="_blank" xlink:show="new"><text:span text:style-name="T233">de</text:span></text:a><text:s/><text:a xlink:href="https://fr.pons.com/traduction/français-allemand/" office:target-frame-name="_blank" xlink:show="new"><text:span text:style-name="T234"></text:span></text:a><text:s/><text:a xlink:href="https://fr.pons.com/traduction/français-allemand/" office:target-frame-name="_blank" xlink:show="new"><text:span text:style-name="T235">/</text:span></text:a><text:s/><text:a xlink:href="https://fr.pons.com/traduction/français-allemand/2," office:target-frame-name="_blank" xlink:show="new"><text:span text:style-name="T236">2,</text:span></text:a><text:s/><text:a xlink:href="https://fr.pons.com/traduction/français-allemand/le" office:target-frame-name="_blank" xlink:show="new"><text:span text:style-name="T237">le</text:span></text:a><text:s/><text:a xlink:href="https://fr.pons.com/traduction/français-allemand/chemin" office:target-frame-name="_blank" xlink:show="new"><text:span text:style-name="T238">chemin</text:span></text:a><text:s/><text:a xlink:href="https://fr.pons.com/traduction/français-allemand/se" office:target-frame-name="_blank" xlink:show="new"><text:span text:style-name="T239">se</text:span></text:a><text:s/><text:a xlink:href="https://fr.pons.com/traduction/français-allemand/prolonge" office:target-frame-name="_blank" xlink:show="new"><text:span text:style-name="T240">prolonge</text:span></text:a><text:s/><text:a xlink:href="https://fr.pons.com/traduction/français-allemand/autour" office:target-frame-name="_blank" xlink:show="new"><text:span text:style-name="T241">autour</text:span></text:a><text:s/><text:a xlink:href="https://fr.pons.com/traduction/français-allemand/de" office:target-frame-name="_blank" xlink:show="new"><text:span text:style-name="T242">de</text:span></text:a><text:s/><text:a xlink:href="https://fr.pons.com/traduction/français-allemand/." office:target-frame-name="_blank" xlink:show="new"><text:span text:style-name="T243"></text:span><text:span text:style-name="T244">.</text:span></text:a><text:s/><text:a xlink:href="https://fr.pons.com/traduction/français-allemand/On" office:target-frame-name="_blank" xlink:show="new"><text:span text:style-name="T245">On</text:span></text:a><text:s/><text:a xlink:href="https://fr.pons.com/traduction/français-allemand/observera" office:target-frame-name="_blank" xlink:show="new"><text:span text:style-name="T246">observera</text:span></text:a><text:s/><text:a xlink:href="https://fr.pons.com/traduction/français-allemand/comme" office:target-frame-name="_blank" xlink:show="new"><text:span text:style-name="T247">comme</text:span></text:a><text:s/><text:a xlink:href="https://fr.pons.com/traduction/français-allemand/la" office:target-frame-name="_blank" xlink:show="new"><text:span text:style-name="T248">la</text:span></text:a><text:s/><text:a xlink:href="https://fr.pons.com/traduction/français-allemand/figure" office:target-frame-name="_blank" xlink:show="new"><text:span text:style-name="T249">figure</text:span></text:a><text:s/><text:a xlink:href="https://fr.pons.com/traduction/français-allemand/d'interférence" office:target-frame-name="_blank" xlink:show="new"><text:span text:style-name="T250">d'interférence</text:span></text:a><text:s/><text:a xlink:href="https://fr.pons.com/traduction/français-allemand/d'un" office:target-frame-name="_blank" xlink:show="new"><text:span text:style-name="T251">d'un</text:span></text:a><text:s/><text:a xlink:href="https://fr.pons.com/traduction/français-allemand/annea" office:target-frame-name="_blank" xlink:show="new"><text:span text:style-name="T252">annea</text:span></text:a>u<text:s/><text:a xlink:href="https://fr.pons.com/traduction/français-allemand/est" office:target-frame-name="_blank" xlink:show="new"><text:span text:style-name="T253">est</text:span></text:a><text:s/><text:a xlink:href="https://fr.pons.com/traduction/français-allemand/retardée" office:target-frame-name="_blank" xlink:show="new"><text:span text:style-name="T254">retardée</text:span></text:a>.<text:s/><text:a xlink:href="https://fr.pons.com/traduction/français-allemand/Pour" office:target-frame-name="_blank" xlink:show="new"><text:span text:style-name="T255">Pour</text:span></text:a><text:s/><text:a xlink:href="https://fr.pons.com/traduction/français-allemand/recevoir" office:target-frame-name="_blank" xlink:show="new"><text:span text:style-name="T256">recevoir</text:span></text:a><text:s/><text:a xlink:href="https://fr.pons.com/traduction/français-allemand/un" office:target-frame-name="_blank" xlink:show="new"><text:span text:style-name="T257">un</text:span></text:a><text:s/><text:a xlink:href="https://fr.pons.com/traduction/français-allemand/résultat" office:target-frame-name="_blank" xlink:show="new"><text:span text:style-name="T258">résultat</text:span></text:a><text:s/><text:a xlink:href="https://fr.pons.com/traduction/français-allemand/plus" office:target-frame-name="_blank" xlink:show="new"><text:span text:style-name="T259">plus</text:span></text:a><text:s/><text:a xlink:href="https://fr.pons.com/traduction/français-allemand/exact" office:target-frame-name="_blank" xlink:show="new"><text:span text:style-name="T260">exact</text:span></text:a><text:s/><text:a xlink:href="https://fr.pons.com/traduction/français-allemand/on" office:target-frame-name="_blank" xlink:show="new"><text:span text:style-name="T261">on</text:span></text:a><text:s/><text:a xlink:href="https://fr.pons.com/traduction/français-allemand/déplace" office:target-frame-name="_blank" xlink:show="new"><text:span text:style-name="T262">déplace</text:span></text:a><text:s/><text:a xlink:href="https://fr.pons.com/traduction/français-allemand/le" office:target-frame-name="_blank" xlink:show="new"><text:span text:style-name="T263">le</text:span></text:a><text:s/><text:a xlink:href="https://fr.pons.com/traduction/français-allemand/miroir" office:target-frame-name="_blank" xlink:show="new"><text:span text:style-name="T264">miroir</text:span></text:a><text:s/><text:a xlink:href="https://fr.pons.com/traduction/français-allemand/sur" office:target-frame-name="_blank" xlink:show="new"><text:span text:style-name="T265">sur</text:span></text:a><text:s/>u<text:a xlink:href="https://fr.pons.com/traduction/français-allemand/ne" office:target-frame-name="_blank" xlink:show="new"><text:span text:style-name="T266">ne</text:span></text:a><text:s/><text:a xlink:href="https://fr.pons.com/traduction/français-allemand/distance" office:target-frame-name="_blank" xlink:show="new"><text:span text:style-name="T267">distance</text:span></text:a><text:s/><text:a xlink:href="https://fr.pons.com/traduction/français-allemand/certaine" office:target-frame-name="_blank" xlink:show="new"><text:span text:style-name="T268">certaine</text:span></text:a><text:s/><text:a xlink:href="https://fr.pons.com/traduction/français-allemand/et" office:target-frame-name="_blank" xlink:show="new"><text:span text:style-name="T269">et</text:span></text:a><text:s/><text:a xlink:href="https://fr.pons.com/traduction/français-allemand/compte" office:target-frame-name="_blank" xlink:show="new"><text:span text:style-name="T270">compte</text:span></text:a><text:s/><text:a xlink:href="https://fr.pons.com/traduction/français-allemand/les" office:target-frame-name="_blank" xlink:show="new"><text:span text:style-name="T271">les</text:span></text:a><text:s/><text:a xlink:href="https://fr.pons.com/traduction/français-allemand/anneaux" office:target-frame-name="_blank" xlink:show="new"><text:span text:style-name="T272">anneaux</text:span></text:a><text:s/><text:a xlink:href="https://fr.pons.com/traduction/français-allemand/d'interférence" office:target-frame-name="_blank" xlink:show="new"><text:span text:style-name="T273">d'interférence</text:span></text:a><text:s/><text:a xlink:href="https://fr.pons.com/traduction/français-allemand/en" office:target-frame-name="_blank" xlink:show="new"><text:span text:style-name="T274">en</text:span></text:a><text:s/><text:a xlink:href="https://fr.pons.com/traduction/français-allemand/faisant" office:target-frame-name="_blank" xlink:show="new"><text:span text:style-name="T275">faisant</text:span></text:a><text:s/><text:a xlink:href="https://fr.pons.com/traduction/français-allemand/partie" office:target-frame-name="_blank" xlink:show="new"><text:span text:style-name="T276">partie</text:span></text:a><text:s/><text:a xlink:href="https://fr.pons.com/traduction/français-allemand/N" office:target-frame-name="_blank" xlink:show="new"><text:span text:style-name="T277">N</text:span></text:a><text:s/><text:a xlink:href="https://fr.pons.com/traduction/français-allemand/vorbeilaufen" office:target-frame-name="_blank" xlink:show="new"><text:span text:style-name="T278">vorbeilaufen</text:span></text:a>.<text:s/><text:a xlink:href="https://fr.pons.com/traduction/français-allemand/De" office:target-frame-name="_blank" xlink:show="new"><text:span text:style-name="T279">De</text:span></text:a><text:s/><text:a xlink:href="https://fr.pons.com/traduction/français-allemand/cela" office:target-frame-name="_blank" xlink:show="new"><text:span text:style-name="T280">cela</text:span></text:a><text:s/><text:a xlink:href="https://fr.pons.com/traduction/français-allemand/se" office:target-frame-name="_blank" xlink:show="new"><text:span text:style-name="T281">se</text:span></text:a><text:s/><text:a xlink:href="https://fr.pons.com/traduction/français-allemand/laisse" office:target-frame-name="_blank" xlink:show="new"><text:span text:style-name="T282">laisse</text:span></text:a><text:s/><text:a xlink:href="https://fr.pons.com/traduction/français-allemand/alors" office:target-frame-name="_blank" xlink:show="new"><text:span text:style-name="T283">alors</text:span></text:a><text:s/><text:a xlink:href="https://fr.pons.com/traduction/français-allemand/facilement" office:target-frame-name="_blank" xlink:show="new"><text:span text:style-name="T284">facilement</text:span></text:a><text:s/><text:a xlink:href="https://fr.pons.com/traduction/français-allemand/le" office:target-frame-name="_blank" xlink:show="new"><text:span text:style-name="T285">le</text:span></text:a><text:s/><text:a xlink:href="https://fr.pons.com/traduction/français-allemand/déplacement" office:target-frame-name="_blank" xlink:show="new"><text:span text:style-name="T286">déplacement</text:span></text:a><text:s/><text:a xlink:href="https://fr.pons.com/traduction/français-allemand/du" office:target-frame-name="_blank" xlink:show="new"><text:span text:style-name="T287">du</text:span></text:a><text:s/><text:a xlink:href="https://fr.pons.com/traduction/français-allemand/miroir" office:target-frame-name="_blank" xlink:show="new"><text:span text:style-name="T288">miroir</text:span></text:a><text:s/></text:p>
      <text:p text:style-name="Normal"><text:span text:style-name="T289"><draw:frame draw:z-index="0" draw:id="id3" draw:style-name="a3" draw:name="Object 8" text:anchor-type="as-char" svg:x="0in" svg:y="0in" svg:width="0.66667in" svg:height="0.38542in" style:rel-width="scale" style:rel-height="scale"><draw:object-ole draw:class-id="0003000B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290"><text:a xlink:href="https://fr.pons.com/traduction/français-allemand/On" office:target-frame-name="_blank" xlink:show="new"><text:span text:style-name="T291">On</text:span></text:a><text:span text:style-name="T292"><text:s/></text:span><text:a xlink:href="https://fr.pons.com/traduction/français-allemand/compte" office:target-frame-name="_blank" xlink:show="new"><text:span text:style-name="T293">compte</text:span></text:a><text:span text:style-name="T294"><text:s/>10, 50, 70<text:s/></text:span><text:a xlink:href="https://fr.pons.com/traduction/français-allemand/et" office:target-frame-name="_blank" xlink:show="new"><text:span text:style-name="T295">et</text:span></text:a><text:span text:style-name="T296"><text:s/>100<text:s/></text:span><text:a xlink:href="https://fr.pons.com/traduction/français-allemand/déplacements" office:target-frame-name="_blank" xlink:show="new"><text:span text:style-name="T297">déplacements</text:span></text:a><text:span text:style-name="T298"><text:s/></text:span><text:a xlink:href="https://fr.pons.com/traduction/français-allemand/d'annea" office:target-frame-name="_blank" xlink:show="new"><text:span text:style-name="T299">d'annea</text:span></text:a><text:span text:style-name="T300">u<text:s/></text:span><text:a xlink:href="https://fr.pons.com/traduction/français-allemand/d'interférence" office:target-frame-name="_blank" xlink:show="new"><text:span text:style-name="T301">d'interférence</text:span></text:a><text:span text:style-name="T302"><text:s/></text:span><text:a xlink:href="https://fr.pons.com/traduction/français-allemand/parmi" office:target-frame-name="_blank" xlink:show="new"><text:span text:style-name="T303">parmi</text:span></text:a><text:span text:style-name="T304"><text:s/></text:span><text:a xlink:href="https://fr.pons.com/traduction/français-allemand/la" office:target-frame-name="_blank" xlink:show="new"><text:span text:style-name="T305">la</text:span></text:a><text:span text:style-name="T306"><text:s/></text:span><text:a xlink:href="https://fr.pons.com/traduction/français-allemand/disposition" office:target-frame-name="_blank" xlink:show="new"><text:span text:style-name="T307">disposition</text:span></text:a><text:span text:style-name="T308"><text:s/></text:span><text:a xlink:href="https://fr.pons.com/traduction/français-allemand/du" office:target-frame-name="_blank" xlink:show="new"><text:span text:style-name="T309">du</text:span></text:a><text:span text:style-name="T310"><text:s/></text:span><text:a xlink:href="https://fr.pons.com/traduction/français-allemand/déplacement" office:target-frame-name="_blank" xlink:show="new"><text:span text:style-name="T311">déplacement</text:span></text:a><text:span text:style-name="T312">.<text:s/></text:span><text:a xlink:href="https://fr.pons.com/traduction/français-allemand/On" office:target-frame-name="_blank" xlink:show="new"><text:span text:style-name="T313">On</text:span></text:a><text:span text:style-name="T314"><text:s/></text:span><text:a xlink:href="https://fr.pons.com/traduction/français-allemand/compare" office:target-frame-name="_blank" xlink:show="new"><text:span text:style-name="T315">compare</text:span></text:a><text:span text:style-name="T316"><text:s/></text:span><text:a xlink:href="https://fr.pons.com/traduction/français-allemand/avec" office:target-frame-name="_blank" xlink:show="new"><text:span text:style-name="T317">avec</text:span></text:a><text:span text:style-name="T318"><text:s/></text:span><text:a xlink:href="https://fr.pons.com/traduction/français-allemand/la" office:target-frame-name="_blank" xlink:show="new"><text:span text:style-name="T319">la</text:span></text:a><text:span text:style-name="T320"><text:s/></text:span><text:a xlink:href="https://fr.pons.com/traduction/français-allemand/distance" office:target-frame-name="_blank" xlink:show="new"><text:span text:style-name="T321">distance</text:span></text:a><text:span text:style-name="T322"><text:s/></text:span><text:a xlink:href="https://fr.pons.com/traduction/français-allemand/lue" office:target-frame-name="_blank" xlink:show="new"><text:span text:style-name="T323">lue</text:span></text:a><text:span text:style-name="T324"><text:s/></text:span><text:a xlink:href="https://fr.pons.com/traduction/français-allemand/sur" office:target-frame-name="_blank" xlink:show="new"><text:span text:style-name="T325">sur</text:span></text:a><text:span text:style-name="T326"><text:s/></text:span><text:a xlink:href="https://fr.pons.com/traduction/français-allemand/le" office:target-frame-name="_blank" xlink:show="new"><text:span text:style-name="T327">le</text:span></text:a><text:span text:style-name="T328"><text:s/></text:span><text:a xlink:href="https://fr.pons.com/traduction/français-allemand/micromètre" office:target-frame-name="_blank" xlink:show="new"><text:span text:style-name="T329">micromètre</text:span></text:a><text:span text:style-name="T330"><text:s/></text:span></text:p>
      <text:p text:style-name="Normal"/>
      <text:p text:style-name="Normal"><text:a xlink:href="https://fr.pons.com/traduction/français-allemand/Mesurage" office:target-frame-name="_blank" xlink:show="new"><text:span text:style-name="T331">Mesurage</text:span></text:a><text:s/><text:a xlink:href="https://fr.pons.com/traduction/français-allemand/de" office:target-frame-name="_blank" xlink:show="new"><text:span text:style-name="T332">de</text:span></text:a><text:s/><text:a xlink:href="https://fr.pons.com/traduction/français-allemand/l'index" office:target-frame-name="_blank" xlink:show="new"><text:span text:style-name="T333">l'index</text:span></text:a><text:s/><text:a xlink:href="https://fr.pons.com/traduction/français-allemand/de" office:target-frame-name="_blank" xlink:show="new"><text:span text:style-name="T334">de</text:span></text:a><text:s/><text:a xlink:href="https://fr.pons.com/traduction/français-allemand/réfraction" office:target-frame-name="_blank" xlink:show="new"><text:span text:style-name="T335">réfraction</text:span></text:a><text:s/><text:a xlink:href="https://fr.pons.com/traduction/français-allemand/de" office:target-frame-name="_blank" xlink:show="new"><text:span text:style-name="T336">de</text:span></text:a><text:s/><text:a xlink:href="https://fr.pons.com/traduction/français-allemand/l'air" office:target-frame-name="_blank" xlink:show="new"><text:span text:style-name="T337">l'air</text:span></text:a><text:s/><text:line-break/><text:line-break/><text:a xlink:href="https://fr.pons.com/traduction/français-allemand/Une" office:target-frame-name="_blank" xlink:show="new"><text:span text:style-name="T338">Une</text:span></text:a><text:s/><text:a xlink:href="https://fr.pons.com/traduction/français-allemand/autre" office:target-frame-name="_blank" xlink:show="new"><text:span text:style-name="T339">autre</text:span></text:a><text:s/><text:a xlink:href="https://fr.pons.com/traduction/français-allemand/possibilité" office:target-frame-name="_blank" xlink:show="new"><text:span text:style-name="T340">possibilité</text:span></text:a><text:s/><text:a xlink:href="https://fr.pons.com/traduction/français-allemand/autour" office:target-frame-name="_blank" xlink:show="new"><text:span text:style-name="T341">autour</text:span></text:a><text:s/><text:a xlink:href="https://fr.pons.com/traduction/français-allemand/de" office:target-frame-name="_blank" xlink:show="new"><text:span text:style-name="T342">de</text:span></text:a><text:s/><text:a xlink:href="https://fr.pons.com/traduction/français-allemand/la" office:target-frame-name="_blank" xlink:show="new"><text:span text:style-name="T343">la</text:span></text:a><text:s/><text:a xlink:href="https://fr.pons.com/traduction/français-allemand/phase" office:target-frame-name="_blank" xlink:show="new"><text:span text:style-name="T344">phase</text:span></text:a><text:s/><text:a xlink:href="https://fr.pons.com/traduction/français-allemand/entre" office:target-frame-name="_blank" xlink:show="new"><text:span text:style-name="T345">entre</text:span></text:a><text:s/><text:a xlink:href="https://fr.pons.com/traduction/français-allemand/les" office:target-frame-name="_blank" xlink:show="new"><text:span text:style-name="T346">les</text:span></text:a><text:s/><text:a xlink:href="https://fr.pons.com/traduction/français-allemand/deux" office:target-frame-name="_blank" xlink:show="new"><text:span text:style-name="T347">deux</text:span></text:a><text:s/><text:a xlink:href="https://fr.pons.com/traduction/français-allemand/rayons" office:target-frame-name="_blank" xlink:show="new"><text:span text:style-name="T348">rayons</text:span></text:a><text:s/><text:a xlink:href="https://fr.pons.com/traduction/français-allemand/de" office:target-frame-name="_blank" xlink:show="new"><text:span text:style-name="T349">de</text:span></text:a><text:s/><text:a xlink:href="https://fr.pons.com/traduction/français-allemand/lumière" office:target-frame-name="_blank" xlink:show="new"><text:span text:style-name="T350">lumière</text:span></text:a><text:s/><text:a xlink:href="https://fr.pons.com/traduction/français-allemand/consiste" office:target-frame-name="_blank" xlink:show="new"><text:span text:style-name="T351">consiste</text:span></text:a><text:s/><text:a xlink:href="https://fr.pons.com/traduction/français-allemand/changer" office:target-frame-name="_blank" xlink:show="new"><text:span text:style-name="T352">changer</text:span></text:a><text:s/><text:a xlink:href="https://fr.pons.com/traduction/français-allemand/changer" office:target-frame-name="_blank" xlink:show="new"><text:span text:style-name="T353">changer</text:span></text:a><text:s/><text:a xlink:href="https://fr.pons.com/traduction/français-allemand/le" office:target-frame-name="_blank" xlink:show="new"><text:span text:style-name="T354">le</text:span></text:a><text:s/><text:a xlink:href="https://fr.pons.com/traduction/français-allemand/chemin" office:target-frame-name="_blank" xlink:show="new"><text:span text:style-name="T355">chemin</text:span></text:a><text:s/><text:a xlink:href="https://fr.pons.com/traduction/français-allemand/optique" office:target-frame-name="_blank" xlink:show="new"><text:span text:style-name="T356">optique</text:span></text:a><text:s/><text:a xlink:href="https://fr.pons.com/traduction/français-allemand/dans" office:target-frame-name="_blank" xlink:show="new"><text:span text:style-name="T357">dans</text:span></text:a><text:s/>u<text:a xlink:href="https://fr.pons.com/traduction/français-allemand/ne" office:target-frame-name="_blank" xlink:show="new"><text:span text:style-name="T358">ne</text:span></text:a><text:s/><text:a xlink:href="https://fr.pons.com/traduction/français-allemand/partie" office:target-frame-name="_blank" xlink:show="new"><text:span text:style-name="T359">partie</text:span></text:a>, b<text:a xlink:href="https://fr.pons.com/traduction/français-allemand/spw" office:target-frame-name="_blank" xlink:show="new"><text:span text:style-name="T360">spw</text:span></text:a>.<text:s/><text:a xlink:href="https://fr.pons.com/traduction/français-allemand/par" office:target-frame-name="_blank" xlink:show="new"><text:span text:style-name="T361">par</text:span></text:a><text:s/>u<text:a xlink:href="https://fr.pons.com/traduction/français-allemand/ne" office:target-frame-name="_blank" xlink:show="new"><text:span text:style-name="T362">ne</text:span></text:a><text:s/><text:a xlink:href="https://fr.pons.com/traduction/français-allemand/modification" office:target-frame-name="_blank" xlink:show="new"><text:span text:style-name="T363">modification</text:span></text:a><text:s/><text:a xlink:href="https://fr.pons.com/traduction/français-allemand/du" office:target-frame-name="_blank" xlink:show="new"><text:span text:style-name="T364">du</text:span></text:a><text:s/><text:a xlink:href="https://fr.pons.com/traduction/français-allemand/milie" office:target-frame-name="_blank" xlink:show="new"><text:span text:style-name="T365">milie</text:span></text:a>u<text:s/><text:a xlink:href="https://fr.pons.com/traduction/français-allemand/optique" office:target-frame-name="_blank" xlink:show="new"><text:span text:style-name="T366">optique</text:span></text:a>.<text:s/><text:a xlink:href="https://fr.pons.com/traduction/français-allemand/On" office:target-frame-name="_blank" xlink:show="new"><text:span text:style-name="T367">On</text:span></text:a><text:s/><text:a xlink:href="https://fr.pons.com/traduction/français-allemand/place" office:target-frame-name="_blank" xlink:show="new"><text:span text:style-name="T368">place</text:span></text:a><text:s/>u<text:a xlink:href="https://fr.pons.com/traduction/français-allemand/ne" office:target-frame-name="_blank" xlink:show="new"><text:span text:style-name="T369">ne</text:span></text:a><text:s/><text:a xlink:href="https://fr.pons.com/traduction/français-allemand/petite" office:target-frame-name="_blank" xlink:show="new"><text:span text:style-name="T370">petite</text:span></text:a><text:s/><text:a xlink:href="https://fr.pons.com/traduction/français-allemand/chambre" office:target-frame-name="_blank" xlink:show="new"><text:span text:style-name="T371">chambre</text:span></text:a><text:s/><text:a xlink:href="https://fr.pons.com/traduction/français-allemand/de" office:target-frame-name="_blank" xlink:show="new"><text:span text:style-name="T372">de</text:span></text:a><text:s/><text:a xlink:href="https://fr.pons.com/traduction/français-allemand/vide" office:target-frame-name="_blank" xlink:show="new"><text:span text:style-name="T373">vide</text:span></text:a><text:s/><text:a xlink:href="https://fr.pons.com/traduction/français-allemand/dans" office:target-frame-name="_blank" xlink:show="new"><text:span text:style-name="T374">dans</text:span></text:a><text:s/><text:a xlink:href="https://fr.pons.com/traduction/français-allemand/le" office:target-frame-name="_blank" xlink:show="new"><text:span text:style-name="T375">le</text:span></text:a><text:s/><text:a xlink:href="https://fr.pons.com/traduction/français-allemand/chemin" office:target-frame-name="_blank" xlink:show="new"><text:span text:style-name="T376">chemin</text:span></text:a><text:s/><text:a xlink:href="https://fr.pons.com/traduction/français-allemand/d'un" office:target-frame-name="_blank" xlink:show="new"><text:span text:style-name="T377">d'un</text:span></text:a><text:s/><text:a xlink:href="https://fr.pons.com/traduction/français-allemand/rayon" office:target-frame-name="_blank" xlink:show="new"><text:span text:style-name="T378">rayon</text:span></text:a><text:s/><text:a xlink:href="https://fr.pons.com/traduction/français-allemand/partiel" office:target-frame-name="_blank" xlink:show="new"><text:span text:style-name="T379">partiel</text:span></text:a>.<text:s/><text:a xlink:href="https://fr.pons.com/traduction/français-allemand/Si" office:target-frame-name="_blank" xlink:show="new"><text:span text:style-name="T380">Si</text:span></text:a><text:s/><text:a xlink:href="https://fr.pons.com/traduction/français-allemand/on" office:target-frame-name="_blank" xlink:show="new"><text:span text:style-name="T381">on</text:span></text:a><text:s/><text:a xlink:href="https://fr.pons.com/traduction/français-allemand/réduit" office:target-frame-name="_blank" xlink:show="new"><text:span text:style-name="T382">réduit</text:span></text:a><text:s/><text:a xlink:href="https://fr.pons.com/traduction/français-allemand/la" office:target-frame-name="_blank" xlink:show="new"><text:span text:style-name="T383">la</text:span></text:a><text:s/><text:a xlink:href="https://fr.pons.com/traduction/français-allemand/pression" office:target-frame-name="_blank" xlink:show="new"><text:span text:style-name="T384">pression</text:span></text:a><text:s/><text:a xlink:href="https://fr.pons.com/traduction/français-allemand/dans" office:target-frame-name="_blank" xlink:show="new"><text:span text:style-name="T385">dans</text:span></text:a><text:s/><text:a xlink:href="https://fr.pons.com/traduction/français-allemand/la" office:target-frame-name="_blank" xlink:show="new"><text:span text:style-name="T386">la</text:span></text:a><text:s/><text:a xlink:href="https://fr.pons.com/traduction/français-allemand/chambre" office:target-frame-name="_blank" xlink:show="new"><text:span text:style-name="T387">chambre</text:span></text:a><text:s/><text:a xlink:href="https://fr.pons.com/traduction/français-allemand/de" office:target-frame-name="_blank" xlink:show="new"><text:span text:style-name="T388">de</text:span></text:a><text:s/><text:a xlink:href="https://fr.pons.com/traduction/français-allemand/vide" office:target-frame-name="_blank" xlink:show="new"><text:span text:style-name="T389">vide</text:span></text:a>,<text:s/><text:a xlink:href="https://fr.pons.com/traduction/français-allemand/la" office:target-frame-name="_blank" xlink:show="new"><text:span text:style-name="T390">la</text:span></text:a><text:s/><text:a xlink:href="https://fr.pons.com/traduction/français-allemand/vitesse" office:target-frame-name="_blank" xlink:show="new"><text:span text:style-name="T391">vitesse</text:span></text:a><text:s/><text:a xlink:href="https://fr.pons.com/traduction/français-allemand/d'élargissement" office:target-frame-name="_blank" xlink:show="new"><text:span text:style-name="T392">d'élargissement</text:span></text:a><text:s/><text:a xlink:href="https://fr.pons.com/traduction/français-allemand/de" office:target-frame-name="_blank" xlink:show="new"><text:span text:style-name="T393">de</text:span></text:a><text:s/><text:a xlink:href="https://fr.pons.com/traduction/français-allemand/la" office:target-frame-name="_blank" xlink:show="new"><text:span text:style-name="T394">la</text:span></text:a><text:s/><text:a xlink:href="https://fr.pons.com/traduction/français-allemand/lumière" office:target-frame-name="_blank" xlink:show="new"><text:span text:style-name="T395">lumière</text:span></text:a><text:s/><text:a xlink:href="https://fr.pons.com/traduction/français-allemand/sur" office:target-frame-name="_blank" xlink:show="new"><text:span text:style-name="T396">sur</text:span></text:a><text:s/><text:a xlink:href="https://fr.pons.com/traduction/français-allemand/cette" office:target-frame-name="_blank" xlink:show="new"><text:span text:style-name="T397">cette</text:span></text:a><text:s/><text:a xlink:href="https://fr.pons.com/traduction/français-allemand/pièce" office:target-frame-name="_blank" xlink:show="new"><text:span text:style-name="T398">pièce</text:span></text:a><text:s/><text:a xlink:href="https://fr.pons.com/traduction/français-allemand/de" office:target-frame-name="_blank" xlink:show="new"><text:span text:style-name="T399">de</text:span></text:a><text:s/><text:a xlink:href="https://fr.pons.com/traduction/français-allemand/chemin" office:target-frame-name="_blank" xlink:show="new"><text:span text:style-name="T400">chemin</text:span></text:a><text:s/><text:a xlink:href="https://fr.pons.com/traduction/français-allemand/augmente" office:target-frame-name="_blank" xlink:show="new"><text:span text:style-name="T401">augmente</text:span></text:a><text:s/><text:a xlink:href="https://fr.pons.com/traduction/français-allemand/et" office:target-frame-name="_blank" xlink:show="new"><text:span text:style-name="T402">et</text:span></text:a><text:s/><text:a xlink:href="https://fr.pons.com/traduction/français-allemand/par" office:target-frame-name="_blank" xlink:show="new"><text:span text:style-name="T403">par</text:span></text:a><text:s/><text:a xlink:href="https://fr.pons.com/traduction/français-allemand/conséquent" office:target-frame-name="_blank" xlink:show="new"><text:span text:style-name="T404">conséquent</text:span></text:a><text:s/><text:a xlink:href="https://fr.pons.com/traduction/français-allemand/aussi" office:target-frame-name="_blank" xlink:show="new"><text:span text:style-name="T405">aussi</text:span></text:a><text:s/><text:a xlink:href="https://fr.pons.com/traduction/français-allemand/la" office:target-frame-name="_blank" xlink:show="new"><text:span text:style-name="T406">la</text:span></text:a><text:s/><text:a xlink:href="https://fr.pons.com/traduction/français-allemand/longueur" office:target-frame-name="_blank" xlink:show="new"><text:span text:style-name="T407">longueur</text:span></text:a><text:s/><text:a xlink:href="https://fr.pons.com/traduction/français-allemand/d'onde" office:target-frame-name="_blank" xlink:show="new"><text:span text:style-name="T408">d'onde</text:span></text:a>.<text:s/><text:line-break/><text:a xlink:href="https://fr.pons.com/traduction/français-allemand/Si" office:target-frame-name="_blank" xlink:show="new"><text:span text:style-name="T409">Si</text:span></text:a><text:s/><text:a xlink:href="https://fr.pons.com/traduction/français-allemand/on" office:target-frame-name="_blank" xlink:show="new"><text:span text:style-name="T410">on</text:span></text:a><text:s/><text:a xlink:href="https://fr.pons.com/traduction/français-allemand/met" office:target-frame-name="_blank" xlink:show="new"><text:span text:style-name="T411">met</text:span></text:a><text:s/><text:a xlink:href="https://fr.pons.com/traduction/français-allemand/dans" office:target-frame-name="_blank" xlink:show="new"><text:span text:style-name="T412">dans</text:span></text:a><text:s/><text:a xlink:href="https://fr.pons.com/traduction/français-allemand/le" office:target-frame-name="_blank" xlink:show="new"><text:span text:style-name="T413">le</text:span></text:a><text:s/><text:a xlink:href="https://fr.pons.com/traduction/français-allemand/vide" office:target-frame-name="_blank" xlink:show="new"><text:span text:style-name="T414">vide</text:span></text:a><text:s/><text:a xlink:href="https://fr.pons.com/traduction/français-allemand/:" office:target-frame-name="_blank" xlink:show="new"><text:span text:style-name="T415">:</text:span></text:a><text:s/><text:a xlink:href="https://fr.pons.com/traduction/français-allemand/" office:target-frame-name="_blank" xlink:show="new"><text:span text:style-name="T416"></text:span><text:span text:style-name="T417"></text:span></text:a><text:s/><text:a xlink:href="https://fr.pons.com/traduction/français-allemand/f" office:target-frame-name="_blank" xlink:show="new"><text:span text:style-name="T418">f</text:span></text:a><text:s/><text:a xlink:href="https://fr.pons.com/traduction/français-allemand/=" office:target-frame-name="_blank" xlink:show="new"><text:span text:style-name="T419">=</text:span></text:a><text:s/><text:a xlink:href="https://fr.pons.com/traduction/français-allemand/c," office:target-frame-name="_blank" xlink:show="new"><text:span text:style-name="T420">c,</text:span></text:a><text:s/><text:a xlink:href="https://fr.pons.com/traduction/français-allemand/ainsi" office:target-frame-name="_blank" xlink:show="new"><text:span text:style-name="T421">ainsi</text:span></text:a><text:s/><text:a xlink:href="https://fr.pons.com/traduction/français-allemand/on" office:target-frame-name="_blank" xlink:show="new"><text:span text:style-name="T422">on</text:span></text:a><text:s/><text:a xlink:href="https://fr.pons.com/traduction/français-allemand/a" office:target-frame-name="_blank" xlink:show="new"><text:span text:style-name="T423">a</text:span></text:a><text:s/><text:a xlink:href="https://fr.pons.com/traduction/français-allemand/dans" office:target-frame-name="_blank" xlink:show="new"><text:span text:style-name="T424">dans</text:span></text:a><text:s/><text:a xlink:href="https://fr.pons.com/traduction/français-allemand/le" office:target-frame-name="_blank" xlink:show="new"><text:span text:style-name="T425">le</text:span></text:a><text:s/><text:a xlink:href="https://fr.pons.com/traduction/français-allemand/moyen" office:target-frame-name="_blank" xlink:show="new"><text:span text:style-name="T426">moyen</text:span></text:a><text:s/><text:a xlink:href="https://fr.pons.com/traduction/français-allemand/de" office:target-frame-name="_blank" xlink:show="new"><text:span text:style-name="T427">de</text:span></text:a><text:s/><text:a xlink:href="https://fr.pons.com/traduction/français-allemand/l'air" office:target-frame-name="_blank" xlink:show="new"><text:span text:style-name="T428">l'air</text:span></text:a><text:s/><text:a xlink:href="https://fr.pons.com/traduction/français-allemand/:" office:target-frame-name="_blank" xlink:show="new"><text:span text:style-name="T429">:</text:span></text:a><text:s/><text:a xlink:href="https://fr.pons.com/traduction/français-allemand/" office:target-frame-name="_blank" xlink:show="new"><text:span text:style-name="T430"></text:span><text:span text:style-name="T431"></text:span></text:a><text:s/><text:a xlink:href="https://fr.pons.com/traduction/français-allemand/f" office:target-frame-name="_blank" xlink:show="new"><text:span text:style-name="T432">f</text:span></text:a><text:s/><text:a xlink:href="https://fr.pons.com/traduction/français-allemand/=" office:target-frame-name="_blank" xlink:show="new"><text:span text:style-name="T433">=</text:span></text:a><text:s/><text:a xlink:href="https://fr.pons.com/traduction/français-allemand/v" office:target-frame-name="_blank" xlink:show="new"><text:span text:style-name="T434">v</text:span><text:span text:style-name="T435"></text:span></text:a><text:s/><text:a xlink:href="https://fr.pons.com/traduction/français-allemand/:" office:target-frame-name="_blank" xlink:show="new"><text:span text:style-name="T436">:</text:span></text:a></text:p>
      <text:p text:style-name="Normal"><text:span text:style-name="T437"><draw:frame draw:z-index="0" draw:id="id4" draw:style-name="a4" draw:name="Object 9" text:anchor-type="as-char" svg:x="0in" svg:y="0in" svg:width="2.13542in" svg:height="0.44792in" style:rel-width="scale" style:rel-height="scale"><draw:object-ole draw:class-id="0003000B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Normal"><text:a xlink:href="https://fr.pons.com/traduction/français-allemand/Sois" office:target-frame-name="_blank" xlink:show="new"><text:span text:style-name="T438">Sois</text:span></text:a><text:s/><text:a xlink:href="https://fr.pons.com/traduction/français-allemand/la" office:target-frame-name="_blank" xlink:show="new"><text:span text:style-name="T439">la</text:span></text:a><text:s/><text:a xlink:href="https://fr.pons.com/traduction/français-allemand/longueur" office:target-frame-name="_blank" xlink:show="new"><text:span text:style-name="T440">longueur</text:span></text:a><text:s/><text:a xlink:href="https://fr.pons.com/traduction/français-allemand/de" office:target-frame-name="_blank" xlink:show="new"><text:span text:style-name="T441">de</text:span></text:a><text:s/><text:a xlink:href="https://fr.pons.com/traduction/français-allemand/la" office:target-frame-name="_blank" xlink:show="new"><text:span text:style-name="T442">la</text:span></text:a><text:s/><text:a xlink:href="https://fr.pons.com/traduction/français-allemand/chambre" office:target-frame-name="_blank" xlink:show="new"><text:span text:style-name="T443">chambre</text:span></text:a><text:s/><text:a xlink:href="https://fr.pons.com/traduction/français-allemand/de" office:target-frame-name="_blank" xlink:show="new"><text:span text:style-name="T444">de</text:span></text:a><text:s/><text:a xlink:href="https://fr.pons.com/traduction/français-allemand/vide" office:target-frame-name="_blank" xlink:show="new"><text:span text:style-name="T445">vide</text:span></text:a><text:s/><text:a xlink:href="https://fr.pons.com/traduction/français-allemand/d." office:target-frame-name="_blank" xlink:show="new"><text:span text:style-name="T446">d.</text:span></text:a><text:s/><text:a xlink:href="https://fr.pons.com/traduction/français-allemand/A" office:target-frame-name="_blank" xlink:show="new"><text:span text:style-name="T447">A</text:span></text:a><text:s/><text:a xlink:href="https://fr.pons.com/traduction/français-allemand/la" office:target-frame-name="_blank" xlink:show="new"><text:span text:style-name="T448">la</text:span></text:a><text:s/><text:a xlink:href="https://fr.pons.com/traduction/français-allemand/pression" office:target-frame-name="_blank" xlink:show="new"><text:span text:style-name="T449">pression</text:span></text:a><text:s/><text:a xlink:href="https://fr.pons.com/traduction/français-allemand/P1" office:target-frame-name="_blank" xlink:show="new"><text:span text:style-name="T450">P1</text:span></text:a>,<text:s/><text:a xlink:href="https://fr.pons.com/traduction/français-allemand/seront" office:target-frame-name="_blank" xlink:show="new"><text:span text:style-name="T451">seront</text:span></text:a><text:s/><text:a xlink:href="https://fr.pons.com/traduction/français-allemand/N1" office:target-frame-name="_blank" xlink:show="new"><text:span text:style-name="T452">N1</text:span></text:a><text:s/><text:a xlink:href="https://fr.pons.com/traduction/français-allemand/des" office:target-frame-name="_blank" xlink:show="new"><text:span text:style-name="T453">des</text:span></text:a><text:s/><text:a xlink:href="https://fr.pons.com/traduction/français-allemand/longueurs" office:target-frame-name="_blank" xlink:show="new"><text:span text:style-name="T454">longueurs</text:span></text:a><text:s/><text:a xlink:href="https://fr.pons.com/traduction/français-allemand/d'onde" office:target-frame-name="_blank" xlink:show="new"><text:span text:style-name="T455">d'onde</text:span></text:a><text:s/><text:a xlink:href="https://fr.pons.com/traduction/français-allemand/dans" office:target-frame-name="_blank" xlink:show="new"><text:span text:style-name="T456">dans</text:span></text:a><text:s/><text:a xlink:href="https://fr.pons.com/traduction/français-allemand/la" office:target-frame-name="_blank" xlink:show="new"><text:span text:style-name="T457">la</text:span></text:a><text:s/><text:a xlink:href="https://fr.pons.com/traduction/français-allemand/chambre" office:target-frame-name="_blank" xlink:show="new"><text:span text:style-name="T458">chambre</text:span></text:a>,<text:s/><text:a xlink:href="https://fr.pons.com/traduction/français-allemand/à" office:target-frame-name="_blank" xlink:show="new"><text:span text:style-name="T459">à</text:span></text:a><text:s/><text:a xlink:href="https://fr.pons.com/traduction/français-allemand/la" office:target-frame-name="_blank" xlink:show="new"><text:span text:style-name="T460">la</text:span></text:a><text:s/><text:a xlink:href="https://fr.pons.com/traduction/français-allemand/pression" office:target-frame-name="_blank" xlink:show="new"><text:span text:style-name="T461">pression</text:span></text:a><text:s/><text:a xlink:href="https://fr.pons.com/traduction/français-allemand/P2" office:target-frame-name="_blank" xlink:show="new"><text:span text:style-name="T462">P2</text:span></text:a>,<text:s/><text:a xlink:href="https://fr.pons.com/traduction/français-allemand/en" office:target-frame-name="_blank" xlink:show="new"><text:span text:style-name="T463">en</text:span></text:a><text:s/><text:a xlink:href="https://fr.pons.com/traduction/français-allemand/conséquence" office:target-frame-name="_blank" xlink:show="new"><text:span text:style-name="T464">conséquence</text:span></text:a><text:s/><text:a xlink:href="https://fr.pons.com/traduction/français-allemand/N2" office:target-frame-name="_blank" xlink:show="new"><text:span text:style-name="T465">N2</text:span></text:a><text:s/><text:a xlink:href="https://fr.pons.com/traduction/français-allemand/des" office:target-frame-name="_blank" xlink:show="new"><text:span text:style-name="T466">des</text:span></text:a><text:s/><text:a xlink:href="https://fr.pons.com/traduction/français-allemand/longueurs" office:target-frame-name="_blank" xlink:show="new"><text:span text:style-name="T467">longueurs</text:span></text:a><text:s/><text:a xlink:href="https://fr.pons.com/traduction/français-allemand/d'onde" office:target-frame-name="_blank" xlink:show="new"><text:span text:style-name="T468">d'onde</text:span></text:a>.<text:s/><text:a xlink:href="https://fr.pons.com/traduction/français-allemand/La" office:target-frame-name="_blank" xlink:show="new"><text:span text:style-name="T469">La</text:span></text:a><text:s/><text:a xlink:href="https://fr.pons.com/traduction/français-allemand/différence" office:target-frame-name="_blank" xlink:show="new"><text:span text:style-name="T470">différence</text:span></text:a><text:s/><text:a xlink:href="https://fr.pons.com/traduction/français-allemand/N1-N2" office:target-frame-name="_blank" xlink:show="new"><text:span text:style-name="T471">N1-N2</text:span></text:a><text:s/><text:a xlink:href="https://fr.pons.com/traduction/français-allemand/=" office:target-frame-name="_blank" xlink:show="new"><text:span text:style-name="T472">=</text:span></text:a><text:s/><text:a xlink:href="https://fr.pons.com/traduction/français-allemand/N" office:target-frame-name="_blank" xlink:show="new"><text:span text:style-name="T473"></text:span><text:span text:style-name="T474">N</text:span></text:a><text:s/><text:a xlink:href="https://fr.pons.com/traduction/français-allemand/est" office:target-frame-name="_blank" xlink:show="new"><text:span text:style-name="T475">est</text:span></text:a><text:s/><text:a xlink:href="https://fr.pons.com/traduction/français-allemand/semblable" office:target-frame-name="_blank" xlink:show="new"><text:span text:style-name="T476">semblable</text:span></text:a><text:s/><text:a xlink:href="https://fr.pons.com/traduction/français-allemand/au" office:target-frame-name="_blank" xlink:show="new"><text:span text:style-name="T477">au</text:span></text:a><text:s/><text:a xlink:href="https://fr.pons.com/traduction/français-allemand/nombre" office:target-frame-name="_blank" xlink:show="new"><text:span text:style-name="T478">nombre</text:span></text:a><text:s/><text:a xlink:href="https://fr.pons.com/traduction/français-allemand/des" office:target-frame-name="_blank" xlink:show="new"><text:span text:style-name="T479">des</text:span></text:a><text:s/><text:a xlink:href="https://fr.pons.com/traduction/français-allemand/anneaux" office:target-frame-name="_blank" xlink:show="new"><text:span text:style-name="T480">anneaux</text:span></text:a><text:s/><text:a xlink:href="https://fr.pons.com/traduction/français-allemand/d'interférence" office:target-frame-name="_blank" xlink:show="new"><text:span text:style-name="T481">d'interférence</text:span></text:a><text:s/><text:a xlink:href="https://fr.pons.com/traduction/français-allemand/comptés" office:target-frame-name="_blank" xlink:show="new"><text:span text:style-name="T482">comptés</text:span></text:a><text:s/><text:a xlink:href="https://fr.pons.com/traduction/français-allemand/qui" office:target-frame-name="_blank" xlink:show="new"><text:span text:style-name="T483">qui</text:span></text:a><text:s/><text:a xlink:href="https://fr.pons.com/traduction/français-allemand/sont" office:target-frame-name="_blank" xlink:show="new"><text:span text:style-name="T484">sont</text:span></text:a><text:s/><text:a xlink:href="https://fr.pons.com/traduction/français-allemand/retardés" office:target-frame-name="_blank" xlink:show="new"><text:span text:style-name="T485">retardés</text:span></text:a>.<text:s/><text:a xlink:href="https://fr.pons.com/traduction/français-allemand/Par" office:target-frame-name="_blank" xlink:show="new"><text:span text:style-name="T486">Par</text:span></text:a><text:s/><text:a xlink:href="https://fr.pons.com/traduction/français-allemand/conséquent" office:target-frame-name="_blank" xlink:show="new"><text:span text:style-name="T487">conséquent</text:span></text:a><text:s/><text:a xlink:href="https://fr.pons.com/traduction/français-allemand/:" office:target-frame-name="_blank" xlink:show="new"><text:span text:style-name="T488">:</text:span></text:a></text:p>
      <text:p text:style-name="Normal"><text:span text:style-name="T489"><draw:frame draw:z-index="0" draw:id="id5" draw:style-name="a5" draw:name="Object 10" text:anchor-type="as-char" svg:x="0in" svg:y="0in" svg:width="2.96875in" svg:height="0.95833in" style:rel-width="scale" style:rel-height="scale"><draw:object-ole draw:class-id="0003000B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p text:style-name="Normal"><text:span text:style-name="T490">Ainsi, si l'on passe progressivement du vide à la pression atmosphérique, on peut compter les décalages d'interférence et tracer graphiquement n en fonction de la pression. Si cette mesure est effectuée plusieurs fois, il est possible d'extrapoler l'indice de réfraction à la pression atmosphérique (1 atm) en utilisant une régression. Montrez-le graphiquement.</text:span><text:span text:style-name="T491"><text:line-break/>La longueur de la chambre à vide utilisée est de 50 mm ou 38 mm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="Arial" style:font-name-asian="Times New Roman" style:font-name-complex="Times New Roman" fo:font-weight="bold" style:font-weight-asian="bold" fo:font-size="12pt" style:font-size-asian="12pt" style:font-size-complex="10pt" fo:language="fr" fo:country="FR" style:language-asian="fr" style:country-asian="CH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style:font-name="Arial" style:font-name-asian="Times New Roman" style:font-name-complex="Times New Roman" fo:font-weight="bold" style:font-weight-asian="bold" fo:font-size="12pt" style:font-size-asian="12pt" style:font-size-complex="10pt" fo:language="fr" fo:country="FR" style:language-asian="fr" style:country-asian="CH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 Roten</meta:initial-creator>
    <dc:creator>Marc Roten</dc:creator>
    <meta:creation-date>2018-03-06T09:08:00Z</meta:creation-date>
    <dc:date>2018-03-06T09:21:00Z</dc:date>
    <meta:template xlink:href="Normal.dotm" xlink:type="simple"/>
    <meta:editing-cycles>1</meta:editing-cycles>
    <meta:editing-duration>PT0S</meta:editing-duration>
    <meta:document-statistic meta:page-count="2" meta:paragraph-count="82" meta:word-count="6341" meta:character-count="41135" meta:row-count="290" meta:non-whitespace-character-count="34876"/>
  </office:meta>
</office:document-meta>
</file>